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Arial, Helvetica"/>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fo:keep-together="auto"/>
    </style:style>
    <style:style style:name="Table1.A1" style:family="table-cell">
      <style:table-cell-properties style:vertical-align="middle" fo:background-color="#ffffff" fo:padding-left="0.0785in" fo:padding-right="0.075in" fo:padding-top="0in" fo:padding-bottom="0in" fo:border="0.5pt solid #00000a">
        <style:background-image/>
      </style:table-cell-properties>
    </style:style>
    <style:style style:name="Table1.2" style:family="table-row">
      <style:table-row-properties style:min-row-height="0.4028in" fo:keep-together="auto"/>
    </style:style>
    <style:style style:name="Table1.3" style:family="table-row">
      <style:table-row-properties style:min-row-height="0.4306in" fo:keep-together="auto"/>
    </style:style>
    <style:style style:name="Table1.4" style:family="table-row">
      <style:table-row-properties style:min-row-height="0.5993in" fo:keep-together="auto"/>
    </style:style>
    <style:style style:name="Table1.5" style:family="table-row">
      <style:table-row-properties style:min-row-height="0.4451in" fo:keep-together="auto"/>
    </style:style>
    <style:style style:name="Table1.6" style:family="table-row">
      <style:table-row-properties style:min-row-height="0.3951in" fo:keep-together="auto"/>
    </style:style>
    <style:style style:name="Table1.7" style:family="table-row">
      <style:table-row-properties style:min-row-height="0.7813in" fo:keep-together="auto"/>
    </style:style>
    <style:style style:name="Table1.8" style:family="table-row">
      <style:table-row-properties style:min-row-height="0.4611in"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fo:keep-together="auto"/>
    </style:style>
    <style:style style:name="Table2.A1" style:family="table-cell">
      <style:table-cell-properties style:vertical-align="middle" fo:background-color="#ffffff" fo:padding-left="0.0785in" fo:padding-right="0.075in" fo:padding-top="0in" fo:padding-bottom="0in" fo:border="0.5pt solid #00000a">
        <style:background-image/>
      </style:table-cell-properties>
    </style:style>
    <style:style style:name="Table2.2" style:family="table-row">
      <style:table-row-properties fo:keep-together="auto"/>
    </style:style>
    <style:style style:name="Table2.A2" style:family="table-cell">
      <style:table-cell-properties fo:background-color="#ffffff" fo:padding-left="0.0785in" fo:padding-right="0.075in" fo:padding-top="0in" fo:padding-bottom="0in" fo:border="0.5pt solid #00000a">
        <style:background-image/>
      </style:table-cell-properties>
    </style:style>
    <style:style style:name="Table2.B2" style:family="table-cell">
      <style:table-cell-properties fo:background-color="#ffffff" fo:padding-left="0.0785in" fo:padding-right="0.075in" fo:padding-top="0in" fo:padding-bottom="0in" fo:border="0.5pt solid #00000a">
        <style:background-image/>
      </style:table-cell-properties>
    </style:style>
    <style:style style:name="Table2.C2" style:family="table-cell">
      <style:table-cell-properties fo:background-color="#ffffff" fo:padding-left="0.0785in" fo:padding-right="0.075in" fo:padding-top="0in" fo:padding-bottom="0in" fo:border="0.5pt solid #00000a">
        <style:background-image/>
      </style:table-cell-properties>
    </style:style>
    <style:style style:name="Table2.D2" style:family="table-cell">
      <style:table-cell-properties fo:background-color="#ffffff" fo:padding-left="0.0785in" fo:padding-right="0.075in" fo:padding-top="0in" fo:padding-bottom="0in" fo:border="0.5pt solid #00000a">
        <style:background-image/>
      </style:table-cell-properties>
    </style:style>
    <style:style style:name="Table2.3" style:family="table-row">
      <style:table-row-properties fo:keep-together="auto"/>
    </style:style>
    <style:style style:name="Table2.A3" style:family="table-cell">
      <style:table-cell-properties fo:background-color="#ffffff" fo:padding-left="0.0785in" fo:padding-right="0.075in" fo:padding-top="0in" fo:padding-bottom="0in" fo:border="0.5pt solid #00000a">
        <style:background-image/>
      </style:table-cell-properties>
    </style:style>
    <style:style style:name="Table2.B3" style:family="table-cell">
      <style:table-cell-properties fo:background-color="#ffffff" fo:padding-left="0.0785in" fo:padding-right="0.075in" fo:padding-top="0in" fo:padding-bottom="0in" fo:border="0.5pt solid #00000a">
        <style:background-image/>
      </style:table-cell-properties>
    </style:style>
    <style:style style:name="Table2.C3" style:family="table-cell">
      <style:table-cell-properties fo:background-color="#ffffff" fo:padding-left="0.0785in" fo:padding-right="0.075in" fo:padding-top="0in" fo:padding-bottom="0in" fo:border="0.5pt solid #00000a">
        <style:background-image/>
      </style:table-cell-properties>
    </style:style>
    <style:style style:name="Table2.D3" style:family="table-cell">
      <style:table-cell-properties fo:background-color="#ffffff" fo:padding-left="0.0785in" fo:padding-right="0.075in" fo:padding-top="0in" fo:padding-bottom="0in" fo:border="0.5pt solid #00000a">
        <style:background-image/>
      </style:table-cell-properties>
    </style:style>
    <style:style style:name="Table2.4" style:family="table-row">
      <style:table-row-properties fo:keep-together="auto"/>
    </style:style>
    <style:style style:name="Table2.A4" style:family="table-cell">
      <style:table-cell-properties fo:background-color="#ffffff" fo:padding-left="0.0785in" fo:padding-right="0.075in" fo:padding-top="0in" fo:padding-bottom="0in" fo:border="0.5pt solid #00000a">
        <style:background-image/>
      </style:table-cell-properties>
    </style:style>
    <style:style style:name="Table2.B4" style:family="table-cell">
      <style:table-cell-properties fo:background-color="#ffffff" fo:padding-left="0.0785in" fo:padding-right="0.075in" fo:padding-top="0in" fo:padding-bottom="0in" fo:border="0.5pt solid #00000a">
        <style:background-image/>
      </style:table-cell-properties>
    </style:style>
    <style:style style:name="Table2.C4" style:family="table-cell">
      <style:table-cell-properties fo:background-color="#ffffff" fo:padding-left="0.0785in" fo:padding-right="0.075in" fo:padding-top="0in" fo:padding-bottom="0in" fo:border="0.5pt solid #00000a">
        <style:background-image/>
      </style:table-cell-properties>
    </style:style>
    <style:style style:name="Table2.D4" style:family="table-cell">
      <style:table-cell-properties fo:background-color="#ffffff" fo:padding-left="0.0785in" fo:padding-right="0.075in" fo:padding-top="0in" fo:padding-bottom="0in" fo:border="0.5pt solid #00000a">
        <style:background-image/>
      </style:table-cell-properties>
    </style:style>
    <style:style style:name="Table2.5" style:family="table-row">
      <style:table-row-properties fo:keep-together="auto"/>
    </style:style>
    <style:style style:name="Table2.A5" style:family="table-cell">
      <style:table-cell-properties fo:background-color="#ffffff" fo:padding-left="0.0785in" fo:padding-right="0.075in" fo:padding-top="0in" fo:padding-bottom="0in" fo:border="0.5pt solid #00000a">
        <style:background-image/>
      </style:table-cell-properties>
    </style:style>
    <style:style style:name="Table2.B5" style:family="table-cell">
      <style:table-cell-properties fo:background-color="#ffffff" fo:padding-left="0.0785in" fo:padding-right="0.075in" fo:padding-top="0in" fo:padding-bottom="0in" fo:border="0.5pt solid #00000a">
        <style:background-image/>
      </style:table-cell-properties>
    </style:style>
    <style:style style:name="Table2.C5" style:family="table-cell">
      <style:table-cell-properties fo:background-color="#ffffff" fo:padding-left="0.0785in" fo:padding-right="0.075in" fo:padding-top="0in" fo:padding-bottom="0in" fo:border="0.5pt solid #00000a">
        <style:background-image/>
      </style:table-cell-properties>
    </style:style>
    <style:style style:name="Table2.D5" style:family="table-cell">
      <style:table-cell-properties fo:background-color="#ffffff" fo:padding-left="0.0785in" fo:padding-right="0.075in" fo:padding-top="0in" fo:padding-bottom="0in" fo:border="0.5pt solid #00000a">
        <style:background-image/>
      </style:table-cell-properties>
    </style:style>
    <style:style style:name="Table2.6" style:family="table-row">
      <style:table-row-properties fo:keep-together="auto"/>
    </style:style>
    <style:style style:name="Table2.A6" style:family="table-cell">
      <style:table-cell-properties fo:background-color="#ffffff" fo:padding-left="0.0785in" fo:padding-right="0.075in" fo:padding-top="0in" fo:padding-bottom="0in" fo:border="0.5pt solid #00000a">
        <style:background-image/>
      </style:table-cell-properties>
    </style:style>
    <style:style style:name="Table2.B6" style:family="table-cell">
      <style:table-cell-properties fo:background-color="#ffffff" fo:padding-left="0.0785in" fo:padding-right="0.075in" fo:padding-top="0in" fo:padding-bottom="0in" fo:border="0.5pt solid #00000a">
        <style:background-image/>
      </style:table-cell-properties>
    </style:style>
    <style:style style:name="Table2.C6" style:family="table-cell">
      <style:table-cell-properties fo:background-color="#ffffff" fo:padding-left="0.0785in" fo:padding-right="0.075in" fo:padding-top="0in" fo:padding-bottom="0in" fo:border="0.5pt solid #00000a">
        <style:background-image/>
      </style:table-cell-properties>
    </style:style>
    <style:style style:name="Table2.D6" style:family="table-cell">
      <style:table-cell-properties fo:background-color="#ffffff" fo:padding-left="0.0785in" fo:padding-right="0.075in" fo:padding-top="0in" fo:padding-bottom="0in" fo:border="0.5pt solid #00000a">
        <style:background-image/>
      </style:table-cell-properties>
    </style:style>
    <style:style style:name="Table2.7" style:family="table-row">
      <style:table-row-properties fo:keep-together="auto"/>
    </style:style>
    <style:style style:name="Table2.A7" style:family="table-cell">
      <style:table-cell-properties fo:background-color="#ffffff" fo:padding-left="0.0785in" fo:padding-right="0.075in" fo:padding-top="0in" fo:padding-bottom="0in" fo:border="0.5pt solid #00000a">
        <style:background-image/>
      </style:table-cell-properties>
    </style:style>
    <style:style style:name="Table2.B7" style:family="table-cell">
      <style:table-cell-properties fo:background-color="#ffffff" fo:padding-left="0.0785in" fo:padding-right="0.075in" fo:padding-top="0in" fo:padding-bottom="0in" fo:border="0.5pt solid #00000a">
        <style:background-image/>
      </style:table-cell-properties>
    </style:style>
    <style:style style:name="Table2.C7" style:family="table-cell">
      <style:table-cell-properties fo:background-color="#ffffff" fo:padding-left="0.0785in" fo:padding-right="0.075in" fo:padding-top="0in" fo:padding-bottom="0in" fo:border="0.5pt solid #00000a">
        <style:background-image/>
      </style:table-cell-properties>
    </style:style>
    <style:style style:name="Table2.D7" style:family="table-cell">
      <style:table-cell-properties fo:background-color="#ffffff" fo:padding-left="0.0785in" fo:padding-right="0.075in" fo:padding-top="0in" fo:padding-bottom="0in" fo:border="0.5pt solid #00000a">
        <style:background-image/>
      </style:table-cell-properties>
    </style:style>
    <style:style style:name="Table2.8" style:family="table-row">
      <style:table-row-properties fo:keep-together="auto"/>
    </style:style>
    <style:style style:name="Table2.A8" style:family="table-cell">
      <style:table-cell-properties fo:background-color="#ffffff" fo:padding-left="0.0785in" fo:padding-right="0.075in" fo:padding-top="0in" fo:padding-bottom="0in" fo:border="0.5pt solid #00000a">
        <style:background-image/>
      </style:table-cell-properties>
    </style:style>
    <style:style style:name="Table2.B8" style:family="table-cell">
      <style:table-cell-properties fo:background-color="#ffffff" fo:padding-left="0.0785in" fo:padding-right="0.075in" fo:padding-top="0in" fo:padding-bottom="0in" fo:border="0.5pt solid #00000a">
        <style:background-image/>
      </style:table-cell-properties>
    </style:style>
    <style:style style:name="Table2.C8" style:family="table-cell">
      <style:table-cell-properties fo:background-color="#ffffff" fo:padding-left="0.0785in" fo:padding-right="0.075in" fo:padding-top="0in" fo:padding-bottom="0in" fo:border="0.5pt solid #00000a">
        <style:background-image/>
      </style:table-cell-properties>
    </style:style>
    <style:style style:name="Table2.D8"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0.5pt solid #00000a">
        <style:background-image/>
      </style:table-cell-properties>
    </style:style>
    <style:style style:name="Table3.E2" style:family="table-cell" style:data-style-name="N104">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fo:keep-together="auto"/>
    </style:style>
    <style:style style:name="Table4.A1" style:family="table-cell">
      <style:table-cell-properties fo:padding-left="0.0785in" fo:padding-right="0.075in" fo:padding-top="0in" fo:padding-bottom="0in" fo:border="1pt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fo:line-height="115%"/>
      <style:text-properties style:font-name="Arial" fo:font-size="10pt" style:font-name-asian="Arial1" style:font-size-asian="10pt" style:font-name-complex="Arial1" style:font-size-complex="10pt"/>
    </style:style>
    <style:style style:name="P3" style:family="paragraph" style:parent-style-name="Standard">
      <style:paragraph-properties fo:margin-top="0in" fo:margin-bottom="0in" style:contextual-spacing="false" fo:line-height="100%"/>
      <style:text-properties style:font-name="Arial" fo:font-size="10pt" style:font-name-asian="Arial1" style:font-size-asian="10pt" style:font-name-complex="Arial1" style:font-size-complex="10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5" style:family="paragraph" style:parent-style-name="Standard">
      <style:paragraph-properties fo:margin-left="0in" fo:margin-right="0in" fo:margin-top="0in" fo:margin-bottom="0.139in" style:contextual-spacing="false" fo:line-height="100%" fo:orphans="2" fo:widows="2" fo:text-indent="0in" style:auto-text-indent="false"/>
      <style:text-properties style:font-name="Arial" fo:font-size="10pt" style:font-name-asian="Arial1" style:font-size-asian="10pt" style:font-name-complex="Arial1" style:font-size-complex="10pt"/>
    </style:style>
    <style:style style:name="P6" style:family="paragraph" style:parent-style-name="Standard">
      <style:paragraph-properties fo:margin-top="0in" fo:margin-bottom="0.0835in" style:contextual-spacing="false" fo:line-height="100%"/>
      <style:text-properties style:font-name="Arial" fo:font-size="10pt" style:font-name-asian="Arial1" style:font-size-asian="10pt" style:font-name-complex="Arial1" style:font-size-complex="10pt"/>
    </style:style>
    <style:style style:name="P7" style:family="paragraph" style:parent-style-name="Standard">
      <style:paragraph-properties fo:margin-top="0.1665in" fo:margin-bottom="0.1665in" style:contextual-spacing="false" fo:line-height="100%"/>
      <style:text-properties style:font-name="Arial" fo:font-size="10pt" style:font-name-asian="Arial1" style:font-size-asian="10pt" style:font-name-complex="Arial1" style:font-size-complex="10pt"/>
    </style:style>
    <style:style style:name="P8" style:family="paragraph" style:parent-style-name="Standard">
      <style:text-properties style:font-name="Arial" fo:font-size="10pt" style:font-name-asian="Arial1" style:font-size-asian="10pt" style:font-name-complex="Arial1" style:font-size-complex="10pt"/>
    </style:style>
    <style:style style:name="P9" style:family="paragraph" style:parent-style-name="Standard">
      <style:paragraph-properties fo:margin-top="0in" fo:margin-bottom="0in" style:contextual-spacing="false" fo:line-height="100%"/>
      <style:text-properties style:font-name="Arial" fo:font-size="10pt" fo:font-style="italic" style:font-name-asian="Arial1" style:font-size-asian="10pt" style:font-style-asian="italic" style:font-name-complex="Arial1" style:font-size-complex="10pt"/>
    </style:style>
    <style:style style:name="P10" style:family="paragraph" style:parent-style-name="Standard">
      <style:paragraph-properties fo:margin-top="0in" fo:margin-bottom="0.0417in" style:contextual-spacing="false" fo:line-height="100%"/>
      <style:text-properties style:font-name="Arial" fo:font-size="10pt" fo:font-style="italic" style:font-name-asian="Arial1" style:font-size-asian="10pt" style:font-style-asian="italic" style:font-name-complex="Arial1" style:font-size-complex="10pt"/>
    </style:style>
    <style:style style:name="P11" style:family="paragraph" style:parent-style-name="Standard">
      <style:paragraph-properties fo:margin-top="0in" fo:margin-bottom="0in" style:contextual-spacing="false" fo:line-height="100%"/>
      <style:text-properties style:font-name="Arial" fo:font-size="10pt" fo:font-style="normal" style:font-name-asian="Arial1" style:font-size-asian="10pt" style:font-style-asian="normal" style:font-name-complex="Arial1" style:font-size-complex="10pt"/>
    </style:style>
    <style:style style:name="P12" style:family="paragraph" style:parent-style-name="Standard">
      <style:paragraph-properties fo:margin-top="0in" fo:margin-bottom="0in" style:contextual-spacing="false"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3" style:family="paragraph" style:parent-style-name="Standard">
      <style:paragraph-properties fo:margin-top="0in" fo:margin-bottom="0in" style:contextual-spacing="false" fo:line-height="100%"/>
      <style:text-properties style:font-name="Arial" fo:font-size="10pt" fo:font-weight="bold" style:font-name-asian="Arial1" style:font-size-asian="10pt" style:font-weight-asian="bold" style:font-name-complex="Arial1" style:font-size-complex="10pt"/>
    </style:style>
    <style:style style:name="P14" style:family="paragraph" style:parent-style-name="Standard">
      <style:paragraph-properties fo:margin-top="0.1665in" fo:margin-bottom="0.1665in" style:contextual-spacing="false" fo:line-height="100%"/>
      <style:text-properties style:font-name="Arial" fo:font-size="10pt" fo:font-weight="bold" style:font-name-asian="Arial1" style:font-size-asian="10pt" style:font-weight-asian="bold" style:font-name-complex="Arial1" style:font-size-complex="10pt"/>
    </style:style>
    <style:style style:name="P15" style:family="paragraph" style:parent-style-name="Standard">
      <style:paragraph-properties fo:margin-top="0in" fo:margin-bottom="0in" style:contextual-spacing="false" fo:line-height="100%"/>
      <style:text-properties style:font-name="Arial" fo:font-size="12pt" fo:font-weight="bold" style:font-name-asian="Arial1" style:font-size-asian="12pt" style:font-weight-asian="bold" style:font-name-complex="Arial1" style:font-size-complex="12pt"/>
    </style:style>
    <style:style style:name="P16" style:family="paragraph" style:parent-style-name="Standard">
      <style:paragraph-properties fo:margin-top="0in" fo:margin-bottom="0.0835in" style:contextual-spacing="false" fo:line-height="100%"/>
      <style:text-properties style:font-name="Arial" fo:font-size="12pt" fo:font-weight="bold" style:font-name-asian="Arial1" style:font-size-asian="12pt" style:font-weight-asian="bold" style:font-name-complex="Arial1" style:font-size-complex="12pt"/>
    </style:style>
    <style:style style:name="P17" style:family="paragraph" style:parent-style-name="Standard">
      <style:paragraph-properties fo:margin-top="0in" fo:margin-bottom="0.0835in" style:contextual-spacing="false" fo:line-height="100%" fo:padding-left="0in" fo:padding-right="0in" fo:padding-top="0in" fo:padding-bottom="0.0138in" fo:border-left="none" fo:border-right="none" fo:border-top="none" fo:border-bottom="0.74pt solid #00000a"/>
      <style:text-properties style:font-name="Arial" fo:font-size="12pt" fo:font-weight="bold" style:font-name-asian="Arial1" style:font-size-asian="12pt" style:font-weight-asian="bold" style:font-name-complex="Arial1" style:font-size-complex="12pt"/>
    </style:style>
    <style:style style:name="P18" style:family="paragraph" style:parent-style-name="Standard">
      <style:paragraph-properties fo:margin-top="0in" fo:margin-bottom="0in" style:contextual-spacing="false" fo:line-height="100%"/>
      <style:text-properties style:font-name="Arial" fo:font-size="12pt" style:font-name-asian="Arial1" style:font-size-asian="12pt" style:font-name-complex="Arial1" style:font-size-complex="12pt"/>
    </style:style>
    <style:style style:name="P19"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20" style:family="paragraph" style:parent-style-name="Standard">
      <style:paragraph-properties fo:margin-top="0in" fo:margin-bottom="0in" style:contextual-spacing="false" fo:line-height="100%"/>
      <style:text-properties style:font-name="Arial" fo:font-size="12pt" fo:font-style="italic" style:font-name-asian="Arial1" style:font-size-asian="12pt" style:font-style-asian="italic" style:font-name-complex="Arial1" style:font-size-complex="12pt"/>
    </style:style>
    <style:style style:name="P21" style:family="paragraph" style:parent-style-name="Standard">
      <style:paragraph-properties fo:margin-top="0in" fo:margin-bottom="0in" style:contextual-spacing="false" fo:line-height="100%"/>
      <style:text-properties style:font-name="Arial" fo:font-style="italic" style:font-name-asian="Arial1" style:font-style-asian="italic" style:font-name-complex="Arial1"/>
    </style:style>
    <style:style style:name="P2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74pt solid #00000a"/>
      <style:text-properties style:font-name="Arial" fo:font-style="italic" style:font-name-asian="Arial1" style:font-style-asian="italic" style:font-name-complex="Arial1"/>
    </style:style>
    <style:style style:name="P23" style:family="paragraph" style:parent-style-name="Standard">
      <style:paragraph-properties fo:margin-left="0.25in" fo:margin-right="0in" fo:margin-top="0in" fo:margin-bottom="0in" style:contextual-spacing="false" fo:line-height="100%" fo:text-indent="0in" style:auto-text-indent="false"/>
      <style:text-properties style:font-name="Arial" fo:font-style="italic" fo:font-weight="bold" style:font-name-asian="Arial1" style:font-style-asian="italic" style:font-weight-asian="bold" style:font-name-complex="Arial1"/>
    </style:style>
    <style:style style:name="P24" style:family="paragraph" style:parent-style-name="Standard">
      <style:text-properties style:font-name="Arial" fo:font-style="italic" fo:font-weight="bold" style:font-name-asian="Arial1" style:font-style-asian="italic" style:font-weight-asian="bold" style:font-name-complex="Arial1"/>
    </style:style>
    <style:style style:name="P25" style:family="paragraph" style:parent-style-name="Standard">
      <style:paragraph-properties fo:margin-top="0in" fo:margin-bottom="0in" style:contextual-spacing="false" fo:line-height="100%"/>
      <style:text-properties style:font-name="Arial" fo:font-size="9pt" fo:font-weight="bold" style:font-name-asian="Arial1" style:font-size-asian="9pt" style:font-weight-asian="bold" style:font-name-complex="Arial1" style:font-size-complex="9pt"/>
    </style:style>
    <style:style style:name="P26" style:family="paragraph" style:parent-style-name="Standard">
      <style:paragraph-properties fo:margin-top="0in" fo:margin-bottom="0in" style:contextual-spacing="false" fo:line-height="100%"/>
      <style:text-properties style:font-name="Arial" fo:font-size="9pt" style:font-name-asian="Arial1" style:font-size-asian="9pt" style:font-name-complex="Arial1" style:font-size-complex="9pt"/>
    </style:style>
    <style:style style:name="P27" style:family="paragraph" style:parent-style-name="Standard">
      <style:paragraph-properties fo:margin-top="0in" fo:margin-bottom="0in" style:contextual-spacing="false"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28" style:family="paragraph" style:parent-style-name="Heading_20_2">
      <style:paragraph-properties fo:margin-top="0.25in" fo:margin-bottom="0.0555in" style:contextual-spacing="false" fo:line-height="100%" fo:keep-with-next="auto"/>
      <style:text-properties style:font-name="Arial" fo:font-size="17pt" style:font-name-asian="Arial1" style:font-size-asian="17pt" style:font-name-complex="Arial1" style:font-size-complex="17pt"/>
    </style:style>
    <style:style style:name="P29" style:family="paragraph" style:parent-style-name="Standard">
      <style:paragraph-properties fo:margin-top="0in" fo:margin-bottom="0.139in" style:contextual-spacing="false" fo:line-height="115%" fo:orphans="2" fo:widows="2"/>
      <style:text-properties fo:font-size="10pt" style:font-size-asian="10pt" style:font-size-complex="10pt"/>
    </style:style>
    <style:style style:name="P30" style:family="paragraph" style:parent-style-name="Standard">
      <style:paragraph-properties fo:margin-left="0in" fo:margin-right="0in" fo:margin-top="0in" fo:margin-bottom="0.139in" style:contextual-spacing="false" fo:line-height="100%" fo:orphans="2" fo:widows="2" fo:text-indent="0in" style:auto-text-indent="false"/>
      <style:text-properties fo:font-size="10pt" style:font-size-asian="10pt" style:font-size-complex="10pt"/>
    </style:style>
    <style:style style:name="P31" style:family="paragraph" style:parent-style-name="Standard">
      <style:paragraph-properties fo:margin-top="0in" fo:margin-bottom="0.139in" style:contextual-spacing="false" fo:line-height="100%"/>
      <style:text-properties fo:font-size="8pt" style:font-size-asian="8pt" style:font-size-complex="8pt"/>
    </style:style>
    <style:style style:name="P32" style:family="paragraph" style:parent-style-name="Standard">
      <style:paragraph-properties fo:margin-top="0in" fo:margin-bottom="0in" style:contextual-spacing="false" fo:line-height="100%"/>
    </style:style>
    <style:style style:name="P33" style:family="paragraph" style:parent-style-name="Standard">
      <style:paragraph-properties fo:margin-top="0in" fo:margin-bottom="0in" style:contextual-spacing="false" fo:line-height="100%" fo:text-align="center" style:justify-single-word="false"/>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loext:graphic-properties draw:fill="solid" draw:fill-color="#ffffff" draw:opacity="100%"/>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3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7"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fo:padding="0in" fo:border="none"/>
    </style:style>
    <style:style style:name="P39" style:family="paragraph" style:parent-style-name="Standard">
      <style:paragraph-properties fo:margin-left="0in" fo:margin-right="0in" fo:margin-top="0in" fo:margin-bottom="0.139in" style:contextual-spacing="false" fo:line-height="100%" fo:text-indent="0in" style:auto-text-indent="false"/>
    </style:style>
    <style:style style:name="P40" style:family="paragraph" style:parent-style-name="Standard">
      <style:paragraph-properties fo:margin-left="0in" fo:margin-right="0in" fo:margin-top="0in" fo:margin-bottom="0.139in" style:contextual-spacing="false" fo:line-height="100%" fo:orphans="2" fo:widows="2" fo:text-indent="0in" style:auto-text-indent="false"/>
    </style:style>
    <style:style style:name="P41" style:family="paragraph" style:parent-style-name="Standard">
      <style:paragraph-properties fo:margin-top="0.1665in" fo:margin-bottom="0.1665in" style:contextual-spacing="false" fo:line-height="100%"/>
    </style:style>
    <style:style style:name="P42" style:family="paragraph" style:parent-style-name="Standard">
      <style:paragraph-properties fo:margin-top="0in" fo:margin-bottom="0in" style:contextual-spacing="false" fo:line-height="100%"/>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4" style:family="paragraph" style:parent-style-name="Standard">
      <loext:graphic-properties draw:fill="solid" draw:fill-color="#ffffff" draw:opacity="100%"/>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6"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7" style:family="paragraph" style:parent-style-name="Standard">
      <style:paragraph-properties fo:margin-left="0.7882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9" style:family="paragraph" style:parent-style-name="Standard">
      <loext:graphic-properties draw:fill="solid" draw:fill-color="#ffffff" draw:opacity="100%"/>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0"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1" style:family="paragraph" style:parent-style-name="Standard">
      <style:paragraph-properties fo:margin-left="0.25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2"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3" style:family="paragraph" style:parent-style-name="Standard">
      <style:paragraph-properties fo:margin-left="1.7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4" style:family="paragraph" style:parent-style-name="Standard">
      <style:paragraph-properties fo:margin-left="1.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5"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6" style:family="paragraph" style:parent-style-name="Standard">
      <style:paragraph-properties fo:margin-left="0.5in" fo:margin-right="0in" fo:margin-top="0in" fo:margin-bottom="0.139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7" style:family="paragraph" style:parent-style-name="Standard">
      <style:paragraph-properties fo:margin-left="0.2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8" style:family="paragraph" style:parent-style-name="Standard">
      <style:paragraph-properties fo:margin-left="0.5in" fo:margin-right="0in" fo:margin-top="0in" fo:margin-bottom="0.139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1" style:family="paragraph" style:parent-style-name="Standard">
      <style:paragraph-properties fo:margin-left="0.5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2"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3" style:family="paragraph" style:parent-style-name="Standard">
      <style:paragraph-properties fo:margin-left="0.5in" fo:margin-right="0in" fo:margin-top="0in" fo:margin-bottom="0.139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4" style:family="paragraph" style:parent-style-name="Standard">
      <style:paragraph-properties fo:margin-left="0in" fo:margin-right="0in" fo:margin-top="0in" fo:margin-bottom="0.139in" style: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65" style:family="paragraph" style:parent-style-name="Standard">
      <style:paragraph-properties fo:margin-left="0in" fo:margin-right="0in" fo:margin-top="0in" fo:margin-bottom="0.0835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66"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7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2" style:family="paragraph" style:parent-style-name="Standard">
      <style:paragraph-properties fo:margin-left="0in" fo:margin-right="0in" fo:margin-top="0in" fo:margin-bottom="0.139in" style:contextual-spacing="false"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73" style:family="paragraph" style:parent-style-name="Standard">
      <style:paragraph-properties fo:margin-left="0in" fo:margin-right="0in" fo:margin-top="0in" fo:margin-bottom="0.139in" style:contextual-spacing="false"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74" style:family="paragraph" style:parent-style-name="Standard">
      <style:paragraph-properties fo:margin-top="0in" fo:margin-bottom="0.0835in" style:contextual-spacing="false" fo:line-height="100%"/>
      <style:text-properties fo:font-variant="normal" fo:text-transform="none" fo:color="#222222" loext:opacity="100%" style:font-name="Arial" fo:font-size="10pt" fo:font-style="normal" fo:font-weight="normal" style:font-name-asian="Arial1" style:font-size-asian="10pt" style:font-style-asian="normal" style:font-weight-asian="normal" style:font-name-complex="Arial1" style:font-size-complex="10pt"/>
    </style:style>
    <style:style style:name="P7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70c0" loext:opacity="100%" style:text-line-through-style="none" style:text-line-through-typ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P76" style:family="paragraph" style:parent-style-name="Heading_20_4">
      <style:paragraph-properties fo:margin-top="0in" fo:margin-bottom="0in" style:contextual-spacing="false" fo:line-height="100%"/>
      <style:text-properties style:text-position="0% 100%"/>
    </style:style>
    <style:style style:name="P77" style:family="paragraph" style:parent-style-name="Heading_20_3">
      <style:paragraph-properties fo:margin-top="0in" fo:margin-bottom="0in" style:contextual-spacing="false" fo:line-height="100%" fo:break-before="auto" fo:break-after="auto"/>
      <style:text-properties style:text-position="0% 100%"/>
    </style:style>
    <style:style style:name="P78" style:family="paragraph" style:parent-style-name="Heading_20_4">
      <style:paragraph-properties fo:margin-top="0in" fo:margin-bottom="0in" style:contextual-spacing="false" fo:line-height="100%" fo:break-before="page"/>
      <style:text-properties style:text-position="0% 100%"/>
    </style:style>
    <style:style style:name="P79" style:family="paragraph" style:parent-style-name="Heading_20_6">
      <style:paragraph-properties fo:margin-top="0in" fo:margin-bottom="0in" style:contextual-spacing="false" fo:line-height="100%"/>
      <style:text-properties style:text-position="0% 100%"/>
    </style:style>
    <style:style style:name="P80" style:family="paragraph" style:parent-style-name="Heading_20_4">
      <style:paragraph-properties fo:margin-left="0in" fo:margin-right="0in" fo:margin-top="0in" fo:margin-bottom="0in" style:contextual-spacing="false" fo:line-height="100%" fo:text-indent="0in" style:auto-text-indent="false"/>
      <style:text-properties style:text-position="0% 100%"/>
    </style:style>
    <style:style style:name="P81" style:family="paragraph" style:parent-style-name="Heading_20_3">
      <style:paragraph-properties fo:margin-left="0in" fo:margin-right="0in" fo:margin-top="0in" fo:margin-bottom="0in" style:contextual-spacing="false" fo:line-height="100%" fo:text-indent="0in" style:auto-text-indent="false"/>
      <style:text-properties style:text-position="0% 100%" fo:font-size="13pt" style:font-size-asian="13pt" style:font-size-complex="13pt"/>
    </style:style>
    <style:style style:name="P82" style:family="paragraph" style:parent-style-name="Standard">
      <style:paragraph-properties fo:margin-left="0in" fo:margin-right="0in" fo:margin-top="0in" fo:margin-bottom="0.139in" style:contextual-spacing="false" fo:line-height="100%" fo:text-indent="0in" style:auto-text-indent="false"/>
      <style:text-properties fo:font-weight="bold" style:font-weight-asian="bold"/>
    </style:style>
    <style:style style:name="P83" style:family="paragraph" style:parent-style-name="Standard">
      <style:paragraph-properties fo:margin-left="0in" fo:margin-right="0in" fo:text-indent="0in" style:auto-text-indent="false"/>
    </style:style>
    <style:style style:name="P84" style:family="paragraph" style:parent-style-name="Heading_20_3">
      <style:paragraph-properties fo:margin-left="0in" fo:margin-right="0in" fo:margin-top="0.1945in" fo:margin-bottom="0.0555in" style:contextual-spacing="false" fo:line-height="100%" fo:text-indent="0in" style:auto-text-indent="false" fo:keep-with-next="auto"/>
      <style:text-properties fo:font-size="13pt" style:font-size-asian="13pt" style:font-size-complex="13pt"/>
    </style:style>
    <style:style style:name="P85" style:family="paragraph" style:parent-style-name="Heading_20_3">
      <style:paragraph-properties fo:margin-left="0in" fo:margin-right="0in" fo:margin-top="0.1945in" fo:margin-bottom="0.0555in" style:contextual-spacing="false" fo:line-height="100%" fo:text-indent="0in" style:auto-text-indent="false" fo:break-before="auto" fo:break-after="auto" fo:keep-with-next="auto"/>
      <style:text-properties fo:font-size="13pt" style:font-size-asian="13pt" style:font-size-complex="13pt"/>
    </style:style>
    <style:style style:name="P86" style:family="paragraph" style:parent-style-name="Heading_20_4">
      <style:paragraph-properties fo:margin-left="0in" fo:margin-right="0in" fo:margin-top="0in" fo:margin-bottom="0.028in" style:contextual-spacing="false" fo:line-height="100%" fo:text-indent="0in" style:auto-text-indent="false" fo:keep-with-next="auto"/>
      <style:text-properties fo:font-size="11pt" fo:font-style="normal" style:font-size-asian="11pt" style:font-style-asian="normal" style:font-size-complex="11pt"/>
    </style:style>
    <style:style style:name="P87" style:family="paragraph" style:parent-style-name="Standard">
      <style:paragraph-properties fo:margin-left="0.5in" fo:margin-right="0in" fo:margin-top="0in" fo:margin-bottom="0.139in" style:contextual-spacing="false" fo:line-height="115%" fo:text-align="start" style:justify-single-word="false" fo:keep-together="auto" fo:orphans="2" fo:widows="2" fo:text-indent="0in" style:auto-text-indent="false" fo:break-before="auto" fo:break-after="auto" fo:padding="0in" fo:border="none" fo:keep-with-next="auto"/>
    </style:style>
    <style:style style:name="P88" style:family="paragraph" style:parent-style-name="Heading_20_3" style:list-style-name="WWNum14">
      <style:paragraph-properties fo:margin-left="1in" fo:margin-right="0in" fo:text-indent="-0.5in" style:auto-text-indent="false"/>
    </style:style>
    <style:style style:name="P89"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90" style:family="paragraph" style:parent-style-name="Heading_20_4" style:list-style-name="WWNum14">
      <style:paragraph-properties fo:margin-left="1.1in" fo:margin-right="0in" fo:text-indent="-0.6in" style:auto-text-indent="false"/>
    </style:style>
    <style:style style:name="P91" style:family="paragraph" style:parent-style-name="Standard" style:master-page-name="Standard">
      <style:paragraph-properties fo:margin-top="0in" fo:margin-bottom="0in" style:contextual-spacing="false" fo:line-height="100%" style:page-number="1"/>
      <style:text-properties fo:color="#1f497d" loext:opacity="100%" style:font-name="Arial" fo:font-size="12pt" style:text-underline-style="none" fo:background-color="#ffff00" style:font-name-asian="Arial1" style:font-size-asian="12pt" style:font-name-complex="Arial1" style:font-size-complex="12pt"/>
    </style:style>
    <style:style style:name="P92" style:family="paragraph" style:parent-style-name="Standard" style:list-style-name="WWNum15">
      <style:paragraph-properties fo:margin-left="0.4957in" fo:margin-right="0in" fo:margin-top="0in" fo:margin-bottom="0.0835in" style:contextual-spacing="false"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3" style:family="paragraph" style:parent-style-name="Standard" style:list-style-name="WWNum15">
      <style:paragraph-properties fo:margin-left="0.5in" fo:margin-right="0in" fo:margin-top="0in" fo:margin-bottom="0.0835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4" style:family="paragraph" style:parent-style-name="Standard" style:list-style-name="WWNum15">
      <style:paragraph-properties fo:margin-left="0.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5" style:family="paragraph" style:parent-style-name="Standard" style:list-style-name="WWNum15">
      <style:paragraph-properties fo:margin-left="0.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96" style:family="paragraph" style:parent-style-name="Standard" style:list-style-name="WWNum18">
      <style:paragraph-properties fo:margin-left="0.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7" style:family="paragraph" style:parent-style-name="Standard" style:list-style-name="WWNum34">
      <style:paragraph-properties fo:margin-left="1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8" style:family="paragraph" style:parent-style-name="Standard" style:list-style-name="WWNum22">
      <style:paragraph-properties fo:margin-left="1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9" style:family="paragraph" style:parent-style-name="Standard" style:list-style-name="WWNum24">
      <style:paragraph-properties fo:margin-left="1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0" style:family="paragraph" style:parent-style-name="Standard" style:list-style-name="L1">
      <style:paragraph-properties fo:margin-top="0.1665in" fo:margin-bottom="0in" style:contextual-spacing="false" fo:line-height="100%"/>
      <style:text-properties style:font-name="Arial" fo:font-size="10pt" style:font-name-asian="Arial1" style:font-size-asian="10pt" style:font-name-complex="Arial1" style:font-size-complex="10pt"/>
    </style:style>
    <style:style style:name="P101" style:family="paragraph" style:parent-style-name="Standard" style:list-style-name="L1">
      <style:paragraph-properties fo:margin-top="0in" fo:margin-bottom="0in" style:contextual-spacing="false" fo:line-height="100%"/>
      <style:text-properties style:font-name="Arial" fo:font-size="10pt" style:font-name-asian="Arial1" style:font-size-asian="10pt" style:font-name-complex="Arial1" style:font-size-complex="10pt"/>
    </style:style>
    <style:style style:name="P102" style:family="paragraph" style:parent-style-name="Standard" style:list-style-name="L1">
      <style:paragraph-properties fo:margin-top="0in" fo:margin-bottom="0.1665in" style:contextual-spacing="false" fo:line-height="100%"/>
      <style:text-properties style:font-name="Arial" fo:font-size="10pt" style:font-name-asian="Arial1" style:font-size-asian="10pt" style:font-name-complex="Arial1" style:font-size-complex="10pt"/>
    </style:style>
    <style:style style:name="P103" style:family="paragraph" style:parent-style-name="Standard" style:list-style-name="WWNum16">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16">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16">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2">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2">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09" style:family="paragraph" style:parent-style-name="Standard" style:list-style-name="WWNum20">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0" style:family="paragraph" style:parent-style-name="Standard" style:list-style-name="WWNum20">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1" style:family="paragraph" style:parent-style-name="Standard" style:list-style-name="WWNum20">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12" style:family="paragraph" style:parent-style-name="Standard" style:list-style-name="WWNum28">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3" style:family="paragraph" style:parent-style-name="Standard" style:list-style-name="WWNum28">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14" style:family="paragraph" style:parent-style-name="Standard" style:list-style-name="WWNum26">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5" style:family="paragraph" style:parent-style-name="Standard" style:list-style-name="WWNum26">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6" style:family="paragraph" style:parent-style-name="Standard" style:list-style-name="WWNum26">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17" style:family="paragraph" style:parent-style-name="Standard" style:list-style-name="WWNum19">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8" style:family="paragraph" style:parent-style-name="Standard" style:list-style-name="WWNum19">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19" style:family="paragraph" style:parent-style-name="Standard" style:list-style-name="WWNum19">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20" style:family="paragraph" style:parent-style-name="Standard" style:list-style-name="WWNum32">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32">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32">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12">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12">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12">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35">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35">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35">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29">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29">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13">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13">
      <style:paragraph-properties fo:margin-left="0.5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13">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34" style:family="paragraph" style:parent-style-name="Standard" style:list-style-name="WWNum11">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5" style:family="paragraph" style:parent-style-name="Standard" style:list-style-name="WWNum25">
      <style:paragraph-properties fo:margin-left="0.5in" fo:margin-right="0in" fo:margin-top="0.1665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1">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21">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17">
      <style:paragraph-properties fo:margin-left="1in" fo:margin-right="0in" fo:margin-top="0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17">
      <style:paragraph-properties fo:margin-left="1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27">
      <style:paragraph-properties fo:margin-left="0.5in" fo:margin-right="0in" fo:margin-top="0.1665in" fo:margin-bottom="0in" style:contextual-spacing="false"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27">
      <style:paragraph-properties fo:margin-left="0.5in" fo:margin-right="0in" fo:margin-top="0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paragraph-properties fo:margin-top="0.1665in" fo:margin-bottom="0.1665in" style:contextual-spacing="false" fo:line-height="100%"/>
      <style:text-properties style:font-name="Arial" fo:font-size="10pt" style:font-name-asian="Arial1" style:font-size-asian="10pt" style:font-name-complex="Arial1" style:font-size-complex="10pt"/>
    </style:style>
    <style:style style:name="P143" style:family="paragraph" style:parent-style-name="Standard" style:list-style-name="WWNum36">
      <style:paragraph-properties fo:margin-left="0.5in" fo:margin-right="0in" fo:margin-top="0.1665in" fo:margin-bottom="0.1665in" style:contextual-spacing="false"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L2">
      <style:paragraph-properties fo:margin-top="0in" fo:margin-bottom="0in" style:contextual-spacing="false" fo:line-height="100%"/>
      <style:text-properties style:font-name="Arial" fo:font-size="10pt" fo:font-style="normal" style:font-name-asian="Arial1" style:font-size-asian="10pt" style:font-style-asian="normal" style:font-name-complex="Arial1" style:font-size-complex="10pt"/>
    </style:style>
    <style:style style:name="P145" style:family="paragraph" style:parent-style-name="Standard" style:list-style-name="WWNum17">
      <style:paragraph-properties fo:margin-left="0.5in" fo:margin-right="0in" fo:margin-top="0.1665in" fo:margin-bottom="0in" style:contextual-spacing="false"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46" style:family="paragraph" style:parent-style-name="Standard" style:list-style-name="WWNum17">
      <style:paragraph-properties fo:margin-left="0.5in" fo:margin-right="0in" fo:margin-top="0in" fo:margin-bottom="0in" style:contextual-spacing="false"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47" style:family="paragraph" style:parent-style-name="Standard" style:list-style-name="L3">
      <style:paragraph-properties fo:margin-top="0in" fo:margin-bottom="0in" style:contextual-spacing="false" fo:line-height="100%"/>
    </style:style>
    <style:style style:name="P148" style:family="paragraph" style:parent-style-name="Standard" style:list-style-name="WWNum11">
      <style:paragraph-properties fo:margin-left="0.5in" fo:margin-right="0in" fo:margin-top="0in" fo:margin-bottom="0.1665in" style:contextual-spacing="false" fo:line-height="100%" fo:text-indent="-0.25in" style:auto-text-indent="false"/>
    </style:style>
    <style:style style:name="P149" style:family="paragraph" style:parent-style-name="Standard" style:list-style-name="WWNum1">
      <style:paragraph-properties fo:margin-left="0.5in" fo:margin-right="0in" fo:margin-top="0in" fo:margin-bottom="0in" style:contextual-spacing="false" fo:line-height="100%" fo:text-indent="-0.25in" style:auto-text-indent="false"/>
    </style:style>
    <style:style style:name="P150" style:family="paragraph" style:parent-style-name="Standard" style:list-style-name="WWNum4">
      <style:paragraph-properties fo:margin-left="1in" fo:margin-right="0in" fo:margin-top="0in" fo:margin-bottom="0in" style:contextual-spacing="false" fo:line-height="100%" fo:text-indent="-0.25in" style:auto-text-indent="false"/>
    </style:style>
    <style:style style:name="P151" style:family="paragraph" style:parent-style-name="Standard" style:list-style-name="WWNum6">
      <style:paragraph-properties fo:margin-left="0.5in" fo:margin-right="0in" fo:margin-top="0in" fo:margin-bottom="0in" style:contextual-spacing="false" fo:line-height="100%" fo:text-indent="-0.25in" style:auto-text-indent="false"/>
    </style:style>
    <style:style style:name="P15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officeooo:paragraph-rsid="0018f147"/>
    </style:style>
    <style:style style:name="P153" style:family="paragraph" style:parent-style-name="Standard" style:list-style-name="WWNum3">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4" style:family="paragraph" style:parent-style-name="Standard" style:list-style-name="WWNum4">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5" style:family="paragraph" style:parent-style-name="Standard" style:list-style-name="WWNum5">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6" style:family="paragraph" style:parent-style-name="Standard" style:list-style-name="WWNum7">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7" style:family="paragraph" style:parent-style-name="Standard" style:list-style-name="WWNum9">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8" style:family="paragraph" style:parent-style-name="Standard" style:list-style-name="WWNum6">
      <style:paragraph-properties fo:margin-left="0.5in" fo:margin-right="0in" fo:margin-top="0in" fo:margin-bottom="0in" style:contextual-spacing="false" fo:line-height="100%" fo:text-indent="-0.25in" style:auto-text-indent="false"/>
      <style:text-properties fo:color="#222222" loext:opacity="100%" style:font-name="Arial" fo:font-style="italic" style:font-name-asian="Arial1" style:font-style-asian="italic" style:font-name-complex="Arial1"/>
    </style:style>
    <style:style style:name="P159" style:family="paragraph">
      <loext:graphic-properties draw:fill="solid" draw:fill-color="#a0a0a0"/>
      <style:paragraph-properties fo:text-align="center"/>
    </style:style>
    <style:style style:name="T1" style:family="text">
      <style:text-properties fo:font-variant="normal" fo:text-transform="none" fo:color="#00000a"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8f147" style:font-name-asian="Arial1" style:font-size-asian="10pt" style:font-style-asian="normal" style:font-weight-asian="normal" style:font-name-complex="Arial1" style:font-size-complex="10pt"/>
    </style:style>
    <style:style style:name="T4"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6"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officeooo:rsid="0018f147" style:font-name-asian="Arial1" style:font-size-asian="10pt" style:font-style-asian="normal" style:font-weight-asian="normal" style:font-name-complex="Arial1" style:font-size-complex="10pt"/>
    </style:style>
    <style:style style:name="T8" style:family="text">
      <style:text-properties fo:font-variant="normal" fo:text-transform="none" fo:color="#0000ff"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f1111"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fo:color="#0f1111"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1"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2" style:family="text">
      <style:text-properties fo:font-variant="normal" fo:text-transform="none" fo:color="#1155cc"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3" style:family="text">
      <style:text-properties style:font-name="Arial" fo:font-size="10pt" fo:font-style="italic" style:font-name-asian="Arial1" style:font-size-asian="10pt" style:font-style-asian="italic" style:font-name-complex="Arial1" style:font-size-complex="10pt"/>
    </style:style>
    <style:style style:name="T14" style:family="text">
      <style:text-properties style:font-name="Arial" fo:font-size="10pt" fo:font-style="normal" style:font-name-asian="Arial1" style:font-size-asian="10pt" style:font-style-asian="normal" style:font-name-complex="Arial1" style:font-size-complex="10pt"/>
    </style:style>
    <style:style style:name="T15" style:family="text">
      <style:text-properties style:font-name="Arial" fo:font-size="10pt" style:font-name-asian="Arial1" style:font-size-asian="10pt" style:font-name-complex="Arial1" style:font-size-complex="10pt"/>
    </style:style>
    <style:style style:name="T16" style:family="text">
      <style:text-properties style:font-name="Arial" fo:font-size="10pt" fo:font-weight="bold" style:font-name-asian="Arial1" style:font-size-asian="10pt" style:font-weight-asian="bold" style:font-name-complex="Arial1" style:font-size-complex="10pt"/>
    </style:style>
    <style:style style:name="T17" style:family="text">
      <style:text-properties style:font-name="Arial" fo:font-size="10pt" fo:font-weight="normal" style:font-name-asian="Arial1" style:font-size-asian="10pt" style:font-weight-asian="normal" style:font-name-complex="Arial1" style:font-size-complex="10pt" style:font-weight-complex="normal"/>
    </style:style>
    <style:style style:name="T18" style:family="text">
      <style:text-properties style:font-name="Arial" fo:font-size="12pt" fo:font-weight="bold" style:font-name-asian="Arial1" style:font-size-asian="12pt" style:font-weight-asian="bold" style:font-name-complex="Arial1" style:font-size-complex="12pt"/>
    </style:style>
    <style:style style:name="T19" style:family="text">
      <style:text-properties style:font-name="Arial" fo:font-size="12pt" fo:font-style="italic" style:font-name-asian="Arial1" style:font-size-asian="12pt" style:font-style-asian="italic" style:font-name-complex="Arial1" style:font-size-complex="12pt"/>
    </style:style>
    <style:style style:name="T20" style:family="text">
      <style:text-properties style:font-name="Arial" fo:font-style="italic" style:font-name-asian="Arial1" style:font-style-asian="italic" style:font-name-complex="Arial1"/>
    </style:style>
    <style:style style:name="T21" style:family="text">
      <style:text-properties style:font-name="Arial" fo:font-style="italic" fo:font-weight="bold" style:font-name-asian="Arial1" style:font-style-asian="italic" style:font-weight-asian="bold" style:font-name-complex="Arial1"/>
    </style:style>
    <style:style style:name="T22" style:family="text">
      <style:text-properties style:font-name="Arial" fo:font-style="italic" style:text-underline-style="solid" style:text-underline-width="auto" style:text-underline-color="font-color" style:font-name-asian="Arial1" style:font-style-asian="italic" style:font-name-complex="Arial1"/>
    </style:style>
    <style:style style:name="T23" style:family="text">
      <style:text-properties fo:color="#000000" loext:opacity="100%" style:font-name="Arial" fo:font-size="10pt" fo:font-style="italic" style:font-name-asian="Arial1" style:font-size-asian="10pt" style:font-style-asian="italic" style:font-name-complex="Arial1" style:font-size-complex="10pt"/>
    </style:style>
    <style:style style:name="T24" style:family="text">
      <style:text-properties fo:color="#000000" loext:opacity="100%" style:font-name="Arial" fo:font-size="10pt" style:font-name-asian="Arial1" style:font-size-asian="10pt" style:font-name-complex="Arial1" style:font-size-complex="10pt"/>
    </style:style>
    <style:style style:name="T25" style:family="text">
      <style:text-properties fo:color="#000000" loext:opacity="100%" style:font-name="Arial" fo:font-size="10pt" fo:font-style="normal" style:font-name-asian="Arial1" style:font-size-asian="10pt" style:font-style-asian="normal" style:font-name-complex="Arial1" style:font-size-complex="10pt"/>
    </style:style>
    <style:style style:name="T26" style:family="text">
      <style:text-properties fo:color="#0000ff" loext:opacity="100%"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7" style:family="text">
      <style:text-properties fo:color="#0000ff" loext:opacity="100%" style:font-name="Arial" fo:font-size="10pt" style:text-underline-style="solid" style:text-underline-width="auto" style:text-underline-color="font-color" style:font-name-asian="Arial1" style:font-size-asian="10pt" style:font-name-complex="Arial1" style:font-size-complex="10pt"/>
    </style:style>
    <style:style style:name="T28" style:family="text">
      <style:text-properties fo:color="#0000ff" loext:opacity="1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29" style:family="text">
      <style:text-properties fo:color="#0000ff" loext:opacity="100%" style:font-name="Arial" fo:font-style="italic" style:text-underline-style="solid" style:text-underline-width="auto" style:text-underline-color="font-color" style:font-name-asian="Arial1" style:font-style-asian="italic" style:font-name-complex="Arial1"/>
    </style:style>
    <style:style style:name="T30" style:family="text">
      <style:text-properties fo:color="#0000ff" loext:opacity="100%" style:text-underline-style="solid" style:text-underline-width="auto" style:text-underline-color="font-color"/>
    </style:style>
    <style:style style:name="T31" style:family="text">
      <style:text-properties fo:color="#1155cc" loext:opacity="100%" style:font-name="Arial" fo:font-size="10pt" style:text-underline-style="solid" style:text-underline-width="auto" style:text-underline-color="font-color" style:font-name-asian="Arial1" style:font-size-asian="10pt" style:font-name-complex="Arial1" style:font-size-complex="10pt"/>
    </style:style>
    <style:style style:name="T32" style:family="text">
      <style:text-properties fo:color="#1155cc" loext:opacity="1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3" style:family="text">
      <style:text-properties fo:color="#222222" loext:opacity="100%" style:font-name="Arial" fo:font-style="italic" style:font-name-asian="Arial1" style:font-style-asian="italic" style:font-name-complex="Arial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15"/>
      <text:p text:style-name="P69">Article title</text:p>
      <text:p text:style-name="P70">A General Purpose Alarm Device (GPAD)</text:p>
      <text:p text:style-name="P67"/>
      <text:p text:style-name="P69">Authors</text:p>
      <text:p text:style-name="P10">Robert L. Read*, Lawrence Kincheloe, Forrest Lee Erickson</text:p>
      <text:p text:style-name="P67"/>
      <text:p text:style-name="P69">Affiliations</text:p>
      <text:p text:style-name="P71">Robert L. Read<text:tab/><text:tab/>Lawrence R. Kincheloe III<text:tab/>Forrest Lee Erickson</text:p>
      <text:p text:style-name="P71">Public Invention<text:tab/><text:tab/>SPEC &amp; Public Invention<text:tab/>Public Invention</text:p>
      <text:p text:style-name="P71">1709 Norris Dr.<text:tab/><text:tab/>3217 Brush Creek Road<text:tab/><text:tab/>1709 Norris Dr.</text:p>
      <text:p text:style-name="P71">Austin, TX, 78704<text:tab/>Oklahoma City, OK 73120<text:tab/>Austin, TX, 78704</text:p>
      <text:p text:style-name="P67"/>
      <text:p text:style-name="P69">Corresponding author’s email address and Twitter handle</text:p>
      <text:p text:style-name="P34"><text:a xlink:type="simple" xlink:href="mailto:Iread.robert@pubinv.org" text:style-name="ListLabel_20_236" text:visited-style-name="ListLabel_20_236"><text:span text:style-name="T1">read.robert@pubinv.org</text:span></text:a></text:p>
      <text:p text:style-name="P71">twitter: @robertleeread</text:p>
      <text:p text:style-name="P68"/>
      <text:p text:style-name="P15">Abstract </text:p>
      <text:p text:style-name="P9"/>
      <text:p text:style-name="P11">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8"/>
      <text:p text:style-name="P32"><text:span text:style-name="T18">Keywords</text:span><text:span text:style-name="T19"> </text:span></text:p>
      <text:p text:style-name="P11">alarms, arduino, UNO, SPI, medical alarms, monitoring</text:p>
      <text:p text:style-name="P20"/>
      <text:p text:style-name="P17">Specifications table </text:p>
      <text:p text:style-name="P22"/>
      <table:table table:name="Table1" table:style-name="Table1">
        <table:table-column table:style-name="Table1.A"/>
        <table:table-column table:style-name="Table1.B"/>
        <table:table-row table:style-name="Table1.1">
          <table:table-cell table:style-name="Table1.A1" office:value-type="string">
            <text:p text:style-name="P3">Hardware name</text:p>
          </table:table-cell>
          <table:table-cell table:style-name="Table1.A1" office:value-type="string">
            <text:p text:style-name="P11">General Purpose Alarm Device (GPAD) v2.0</text:p>
          </table:table-cell>
        </table:table-row>
        <table:table-row table:style-name="Table1.2">
          <table:table-cell table:style-name="Table1.A1" office:value-type="string">
            <text:p text:style-name="P3">Subject area</text:p>
          </table:table-cell>
          <table:table-cell table:style-name="Table1.A1" office:value-type="string">
            <text:p text:style-name="P6">General</text:p>
          </table:table-cell>
        </table:table-row>
        <table:table-row table:style-name="Table1.3">
          <table:table-cell table:style-name="Table1.A1" office:value-type="string">
            <text:p text:style-name="P3">Hardware type</text:p>
          </table:table-cell>
          <table:table-cell table:style-name="Table1.A1" office:value-type="string">
            <text:p text:style-name="P51">Other: general alarms <text:s/>for digitally detectable alert conditions</text:p>
          </table:table-cell>
        </table:table-row>
        <table:table-row table:style-name="Table1.4">
          <table:table-cell table:style-name="Table1.A1" office:value-type="string">
            <text:p text:style-name="P3">Closest commercial analog</text:p>
          </table:table-cell>
          <table:table-cell table:style-name="Table1.A1" office:value-type="string">
            <text:p text:style-name="P32"><text:span text:style-name="T14">No </text:span><text:span text:style-name="T15">known</text:span><text:span text:style-name="T14"> commercial analog is available.</text:span></text:p>
          </table:table-cell>
        </table:table-row>
        <table:table-row table:style-name="Table1.5">
          <table:table-cell table:style-name="Table1.A1" office:value-type="string">
            <text:p text:style-name="P3">Open source license</text:p>
          </table:table-cell>
          <table:table-cell table:style-name="Table1.A1" office:value-type="string">
            <text:p text:style-name="P45">CERN Open Hardware Licence Version 2 - Strongly Reciprocal</text:p>
          </table:table-cell>
        </table:table-row>
        <text:soft-page-break/>
        <table:table-row table:style-name="Table1.6">
          <table:table-cell table:style-name="Table1.A1" office:value-type="string">
            <text:p text:style-name="P3">Cost of hardware</text:p>
          </table:table-cell>
          <table:table-cell table:style-name="Table1.A1" office:value-type="string">
            <text:p text:style-name="P11">$100.00</text:p>
          </table:table-cell>
        </table:table-row>
        <table:table-row table:style-name="Table1.7">
          <table:table-cell table:style-name="Table1.A1" office:value-type="string">
            <text:p text:style-name="P3">Source file repository </text:p>
          </table:table-cell>
          <table:table-cell table:style-name="Table1.A1" office:value-type="string">
            <text:p text:style-name="P32"><text:span text:style-name="T23">If you’ve uploaded your source files to an approved repository (</text:span><text:a xlink:type="simple" xlink:href="https://osf.io/wgk7q/wiki/home/" text:style-name="ListLabel_20_237" text:visited-style-name="ListLabel_20_237"><text:span text:style-name="T26">OSF</text:span></text:a><text:span text:style-name="T23">, </text:span><text:a xlink:type="simple" xlink:href="https://data.mendeley.com/" text:style-name="ListLabel_20_237" text:visited-style-name="ListLabel_20_237"><text:span text:style-name="T26">Mendeley Data</text:span></text:a><text:span text:style-name="T23"> or </text:span><text:a xlink:type="simple" xlink:href="https://doi.org/10.5281/zenodo.3356702" text:style-name="ListLabel_20_237" text:visited-style-name="ListLabel_20_237"><text:span text:style-name="T26">Zenodo</text:span></text:a><text:span text:style-name="T13">)</text:span><text:span text:style-name="T24"> write the </text:span><text:span text:style-name="T23">DOI URL here.</text:span></text:p>
            <text:p text:style-name="P32"><text:span text:style-name="T23">For example: </text:span><text:a xlink:type="simple" xlink:href="http://doi.org/10.17605/OSF.IO/WGK7Q" text:style-name="ListLabel_20_238" text:visited-style-name="ListLabel_20_238"><text:span text:style-name="T27">http://doi.org/10.17605/OSF.IO/WGK7Q</text:span></text:a></text:p>
          </table:table-cell>
        </table:table-row>
        <table:table-row table:style-name="Table1.8">
          <table:table-cell table:style-name="Table1.A1" office:value-type="string">
            <text:p text:style-name="P32"><text:span text:style-name="T15">OSHWA certification UID<text:line-break/></text:span><text:span text:style-name="T13">(OPTIONAL)</text:span></text:p>
          </table:table-cell>
          <table:table-cell table:style-name="Table1.A1" office:value-type="string">
            <text:p text:style-name="P74">US002352</text:p>
          </table:table-cell>
        </table:table-row>
      </table:table>
      <text:p text:style-name="P20"/>
      <text:list xml:id="list2326692235" text:style-name="WWNum15">
        <text:list-item>
          <text:p text:style-name="P92">Hardware in context</text:p>
        </text:list-item>
      </text:list>
      <text:p text:style-name="P43"/>
      <text:p text:style-name="P48">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48"/>
      <text:p text:style-name="P34"><text:span text:style-name="T2">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8">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9">3-01-0889</text:span></text:a><text:span text:style-name="T10"> [7].</text:span></text:p>
      <text:p text:style-name="P48"/>
      <text:p text:style-name="P59"/>
      <text:list xml:id="list133009309990057" text:continue-numbering="true" text:style-name="WWNum15">
        <text:list-item>
          <text:p text:style-name="P92">Hardware description</text:p>
        </text:list-item>
      </text:list>
      <text:p text:style-name="P9"/>
      <text:p text:style-name="P152"><text:span text:style-name="T2">We have designed a printed wiring assembly and an enclosure, </text:span><text:span text:style-name="T3">derived from the parametric OpenSCAD project “</text:span><text:span text:style-name="T7">The Ultimate box maker”</text:span><text:span text:style-name="T3">[ 8]</text:span><text:span text:style-name="T2">. <text:s/>The enclosure is approximately 160mm x 110mm x <text:s/>50mm (6”x4.25”x1.75”) <text:s/>The assembly </text:span><text:span text:style-name="T15">weighs</text:span><text:span text:style-name="T2"> 232 grams (exclusive of any power supply).</text:span></text:p>
      <text:p text:style-name="P32"><text:span text:style-name="T14">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5">barrel jack</text:span><text:span text:style-name="T14"> power</text:span><text:span text:style-name="T15"> connector</text:span><text:span text:style-name="T14"> at 9-12V at &lt;1000 mA.</text:span></text:p>
      <text:p text:style-name="P11"/>
      <text:p text:style-name="P32"><text:span text:style-name="T14">The GPAD integrates several features </text:span><text:span text:style-name="T15">hobbyists</text:span><text:span text:style-name="T14"> find useful </text:span><text:span text:style-name="T15">in one</text:span><text:span text:style-name="T14"> device. Although you can purchase 20x4 displays with parallel or I2C interfaces it is the integration in one PCB and enclosure of all of the features which our device adds to make this tethered device integrate into a system easily.</text:span></text:p>
      <text:p text:style-name="P11"/>
      <text:p text:style-name="P7">The GPAD hardware features the following:</text:p>
      <text:list xml:id="list206184197" text:style-name="L1">
        <text:list-item>
          <text:p text:style-name="P100">Five bright LEDs to visually indicate alerts.</text:p>
        </text:list-item>
        <text:list-item>
          <text:p text:style-name="P101">A buzzer to indicate urgent attention is required.</text:p>
        </text:list-item>
        <text:list-item>
          <text:p text:style-name="P101">A button for minimum user feedback and to mute alerts.</text:p>
        </text:list-item>
        <text:list-item>
          <text:p text:style-name="P101">A 20x4 character display to provide detailed information to the user.</text:p>
        </text:list-item>
        <text:list-item>
          <text:p text:style-name="P102">An enclosure that can be vertically mounted by hanging, for example with wire ties.</text:p>
        </text:list-item>
      </text:list>
      <text:p text:style-name="P11"/>
      <text:p text:style-name="P11"><text:soft-page-break/>Scientific experiments and laboratory equipment often monitor something over time whose condition can reach a state that requires human attention. The GPAD can thus be useful in the field or laboratory for:</text:p>
      <text:list xml:id="list1771391307" text:style-name="L2">
        <text:list-item>
          <text:p text:style-name="P144">Alerting to conditions which may ruin the experiment if not corrected,</text:p>
        </text:list-item>
        <text:list-item>
          <text:p text:style-name="P144">Alerting to the very conditions sought by the experimenter and therefore demanding attention.</text:p>
        </text:list-item>
        <text:list-item>
          <text:p text:style-name="P144">Indicating potential failure of the equipment or the need for maintenance, such as low battery charge, over-temperature, over-pressure, etc.</text:p>
        </text:list-item>
      </text:list>
      <text:p text:style-name="P32"><text:span text:style-name="T14">The GPAD is </text:span><text:span text:style-name="T15">designed</text:span><text:span text:style-name="T14"> to be loosely integrated with new devices. At the cost of </text:span><text:span text:style-name="T15">modifying the</text:span><text:span text:style-name="T14"> enclosure, <text:s/>a researcher may integrate the GPAD into their own equipment.</text:span></text:p>
      <text:p text:style-name="P11"/>
      <text:p text:style-name="P15"/>
      <text:list xml:id="list133009607511345" text:continue-list="list133009309990057" text:style-name="WWNum15">
        <text:list-item>
          <text:p text:style-name="P93">Design files summary</text:p>
        </text:list-item>
      </text:list>
      <text:p text:style-name="P9"/>
      <text:p text:style-name="P13"/>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Design file name</text:p>
            </table:table-cell>
            <table:table-cell table:style-name="Table2.A1" office:value-type="string">
              <text:p text:style-name="P13">File type</text:p>
            </table:table-cell>
            <table:table-cell table:style-name="Table2.A1" office:value-type="string">
              <text:p text:style-name="P13">Open source license</text:p>
            </table:table-cell>
            <table:table-cell table:style-name="Table2.A1" office:value-type="string">
              <text:p text:style-name="P13">Location of the file </text:p>
            </table:table-cell>
          </table:table-row>
        </table:table-header-rows>
        <table:table-row table:style-name="Table2.2">
          <table:table-cell table:style-name="Table2.A2" office:value-type="string">
            <text:p text:style-name="P12">Firmware</text:p>
          </table:table-cell>
          <table:table-cell table:style-name="Table2.B2" office:value-type="string">
            <text:p text:style-name="P3">A folder with source files. A README.md there describes the various source files</text:p>
          </table:table-cell>
          <table:table-cell table:style-name="Table2.C2" office:value-type="string">
            <text:p text:style-name="P3">Firmware: Affero GPL 3.0</text:p>
          </table:table-cell>
          <table:table-cell table:style-name="Table2.D2" office:value-type="string">
            <text:p text:style-name="P32"><text:a xlink:type="simple" xlink:href="https://github.com/PubInv/general-purpose-alarm-device/tree/main/Firmware" text:style-name="ListLabel_20_241" text:visited-style-name="ListLabel_20_241"><text:span text:style-name="T31">https://github.com/PubInv/general-purpose-alarm-device/tree/main/Firmware</text:span></text:a></text:p>
          </table:table-cell>
        </table:table-row>
        <table:table-row table:style-name="Table2.3">
          <table:table-cell table:style-name="Table2.A2" office:value-type="string">
            <text:p text:style-name="P12">Simulation</text:p>
          </table:table-cell>
          <table:table-cell table:style-name="Table2.B2" office:value-type="string">
            <text:p text:style-name="P3">Wokwi, simulations for Factory Test and other development efforts.</text:p>
          </table:table-cell>
          <table:table-cell table:style-name="Table2.C2" office:value-type="string">
            <text:p text:style-name="P3">Firmware: Affero GPL 3.0</text:p>
          </table:table-cell>
          <table:table-cell table:style-name="Table2.D2" office:value-type="string">
            <text:p text:style-name="P32"><text:a xlink:type="simple" xlink:href="https://github.com/PubInv/general-purpose-alarm-device/tree/main/simulation" text:style-name="ListLabel_20_241" text:visited-style-name="ListLabel_20_241"><text:span text:style-name="T31">https://github.com/PubInv/general-purpose-alarm-device/tree/main/simulation</text:span></text:a></text:p>
          </table:table-cell>
        </table:table-row>
        <table:table-row table:style-name="Table2.4">
          <table:table-cell table:style-name="Table2.A2" office:value-type="string">
            <text:p text:style-name="P3">Hardware</text:p>
          </table:table-cell>
          <table:table-cell table:style-name="Table2.B2" office:value-type="string">
            <text:p text:style-name="P3">Folder holding a README describing the subfolders to follow.</text:p>
          </table:table-cell>
          <table:table-cell table:style-name="Table2.C2" office:value-type="string">
            <text:p text:style-name="P3">CERN Open Hardware Licence Version 2 - Strongly Reciprocal</text:p>
          </table:table-cell>
          <table:table-cell table:style-name="Table2.D2" office:value-type="string">
            <text:p text:style-name="P32"><text:a xlink:type="simple" xlink:href="https://github.com/PubInv/general-purpose-alarm-device/tree/main/Hardware" text:style-name="ListLabel_20_241" text:visited-style-name="ListLabel_20_241"><text:span text:style-name="T31">https://github.com/PubInv/general-purpose-alarm-device/tree/main/Hardware</text:span></text:a></text:p>
          </table:table-cell>
        </table:table-row>
        <table:table-row table:style-name="Table2.5">
          <table:table-cell table:style-name="Table2.A2" office:value-type="string">
            <text:p text:style-name="P3">GeneralPurposeAlarmDevicePCB</text:p>
          </table:table-cell>
          <table:table-cell table:style-name="Table2.B2" office:value-type="string">
            <text:p text:style-name="P3">KiCad schematic and PCB files</text:p>
          </table:table-cell>
          <table:table-cell table:style-name="Table2.C2" office:value-type="string">
            <text:p text:style-name="P3">CERN Open Hardware Licence Version 2 - Strongly Reciprocal</text:p>
          </table:table-cell>
          <table:table-cell table:style-name="Table2.D2" office:value-type="string">
            <text:p text:style-name="P32"><text:a xlink:type="simple" xlink:href="https://github.com/PubInv/general-purpose-alarm-device/tree/main/Hardware/GeneralPurposeAlarmDevicePCB" text:style-name="ListLabel_20_241" text:visited-style-name="ListLabel_20_241"><text:span text:style-name="T31">https://github.com/PubInv/general-purpose-alarm-device/tree/main/Hardware/GeneralPurposeAlarmDevicePCB</text:span></text:a></text:p>
          </table:table-cell>
        </table:table-row>
        <table:table-row table:style-name="Table2.6">
          <table:table-cell table:style-name="Table2.A2" office:value-type="string">
            <text:p text:style-name="P3">Enclosure</text:p>
          </table:table-cell>
          <table:table-cell table:style-name="Table2.B2" office:value-type="string">
            <text:p text:style-name="P3">OpenSCAD and FreeCAD source files, STL and STEP files for the enclosure</text:p>
          </table:table-cell>
          <table:table-cell table:style-name="Table2.C2" office:value-type="string">
            <text:p text:style-name="P3">CERN Open Hardware Licence Version 2 - Strongly Reciprocal</text:p>
          </table:table-cell>
          <table:table-cell table:style-name="Table2.D2" office:value-type="string">
            <text:p text:style-name="P32"><text:a xlink:type="simple" xlink:href="https://github.com/PubInv/general-purpose-alarm-device/tree/main/Hardware/Enclosure" text:style-name="ListLabel_20_241" text:visited-style-name="ListLabel_20_241"><text:span text:style-name="T31">https://github.com/PubInv/general-purpose-alarm-device/tree/main/Hardware/Enclosure</text:span></text:a></text:p>
          </table:table-cell>
        </table:table-row>
        <table:table-row table:style-name="Table2.7">
          <table:table-cell table:style-name="Table2.A2" office:value-type="string">
            <text:p text:style-name="P3">Manufacturing</text:p>
          </table:table-cell>
          <table:table-cell table:style-name="Table2.B2" office:value-type="string">
            <text:p text:style-name="P3">Bill of materials, Gerber files and description records of parts ordered for the builds.</text:p>
          </table:table-cell>
          <table:table-cell table:style-name="Table2.C2" office:value-type="string">
            <text:p text:style-name="P3">CERN Open Hardware Licence Version 2 - Strongly Reciprocal</text:p>
          </table:table-cell>
          <table:table-cell table:style-name="Table2.D2" office:value-type="string">
            <text:p text:style-name="P32"><text:a xlink:type="simple" xlink:href="https://github.com/PubInv/general-purpose-alarm-device/tree/main/Hardware/Manufacturing" text:style-name="ListLabel_20_241" text:visited-style-name="ListLabel_20_241"><text:span text:style-name="T31">https://github.com/PubInv/general-purpose-alarm-device/tree/main/Hardware/Manufacturing</text:span></text:a></text:p>
          </table:table-cell>
        </table:table-row>
        <table:table-row table:style-name="Table2.8">
          <table:table-cell table:style-name="Table2.A2" office:value-type="string">
            <text:p text:style-name="P3">Manufacturing and Unit Test Documentation</text:p>
          </table:table-cell>
          <table:table-cell table:style-name="Table2.B2" office:value-type="string">
            <text:p text:style-name="P3">Assembly instructions and notes </text:p>
          </table:table-cell>
          <table:table-cell table:style-name="Table2.C2" office:value-type="string">
            <text:p text:style-name="P3">CERN Open Hardware Licence Version 2 - Strongly Reciprocal</text:p>
          </table:table-cell>
          <table:table-cell table:style-name="Table2.D2" office:value-type="string">
            <text:p text:style-name="P3">https://github.com/PubInv/general-purpose-alarm-device/blob/main/Hardware/Documentation/ManufacturingUnitTestTroubleshootingRev2.md</text:p>
          </table:table-cell>
        </table:table-row>
      </table:table>
      <text:p text:style-name="P21"><text:s/></text:p>
      <text:p text:style-name="P9"/>
      <text:p text:style-name="P23"/>
      <text:list xml:id="list133008163723947" text:continue-numbering="true" text:style-name="WWNum15">
        <text:list-item>
          <text:p text:style-name="P95">Bill of materials summary</text:p>
        </text:list-item>
      </text:list>
      <text:p text:style-name="P9"/>
      <text:p text:style-name="P11">The spread sheet used to receive the KiCad generated BOM/PARTS LIST and to transform it into the files necessary for ordering PCB assemblies from JLCPCB is found at:</text:p>
      <text:p text:style-name="P32"><text:soft-page-break/><text:a xlink:type="simple" xlink:href="https://github.com/PubInv/general-purpose-alarm-device/blob/main/Hardware/GeneralPurposeAlarmDevicePCB/GPAD_V2_BOM.xls" text:style-name="ListLabel_20_242" text:visited-style-name="ListLabel_20_242"><text:span text:style-name="T28">https://github.com/PubInv/general-purpose-alarm-device/blob/main/Hardware/GeneralPurposeAlarmDevicePCB/GPAD_V2_BOM.xls</text:span></text:a></text:p>
      <text:p text:style-name="P11"/>
      <text:p text:style-name="P32"><text:span text:style-name="T14">Instructions are built into the spreadsheet for its use. JLCPCB built the raw PCB and did SMT assembly and some through hole assembly. The </text:span><text:span text:style-name="T25">balance</text:span><text:span text:style-name="T14"> of the through hole assembly was done by Public Invention volunteers.</text:span></text:p>
      <text:p text:style-name="P9"/>
      <text:list xml:id="list133009827565450" text:continue-numbering="true" text:style-name="WWNum15">
        <text:list-item>
          <text:p text:style-name="P94"/>
        </text:list-item>
      </text:list>
      <text:p text:style-name="P9"/>
      <text:p text:style-name="P13"/>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25">Designator</text:p>
            </table:table-cell>
            <table:table-cell table:style-name="Table3.A1" office:value-type="string">
              <text:p text:style-name="P25">Component </text:p>
            </table:table-cell>
            <table:table-cell table:style-name="Table3.A1" office:value-type="string">
              <text:p text:style-name="P25">Number</text:p>
            </table:table-cell>
            <table:table-cell table:style-name="Table3.A1" office:value-type="string">
              <text:p text:style-name="P25">Cost per unit -currency</text:p>
            </table:table-cell>
            <table:table-cell table:style-name="Table3.A1" office:value-type="string">
              <text:p text:style-name="P25">Total cost -</text:p>
              <text:p text:style-name="P25">currency</text:p>
            </table:table-cell>
            <table:table-cell table:style-name="Table3.A1" office:value-type="string">
              <text:p text:style-name="P25">Source of materials</text:p>
            </table:table-cell>
            <table:table-cell table:style-name="Table3.A1" office:value-type="string">
              <text:p text:style-name="P25">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72">$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2">U_Box_V105_General_Alarm_Device_FrontPanel.stl</text:p>
            <text:p text:style-name="P1"/>
          </table:table-cell>
          <table:table-cell table:style-name="Table3.A1" office:value-type="string">
            <text:p text:style-name="P1">1</text:p>
          </table:table-cell>
          <table:table-cell table:style-name="Table3.A1" office:value-type="string">
            <text:p text:style-name="P72">$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2">U_Box_V105_General_Alarm_Device_Top.stl</text:p>
            <text:p text:style-name="P1"/>
          </table:table-cell>
          <table:table-cell table:style-name="Table3.A1" office:value-type="string">
            <text:p text:style-name="P1">1</text:p>
          </table:table-cell>
          <table:table-cell table:style-name="Table3.A1" office:value-type="string">
            <text:p text:style-name="P40"><text:span text:style-name="T11">$12.4840</text:span><text:span text:style-name="T15">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2">U_Box_V105_General_Alarm_Device_bottom.stl</text:p>
            <text:p text:style-name="P1"/>
          </table:table-cell>
          <table:table-cell table:style-name="Table3.A1" office:value-type="string">
            <text:p text:style-name="P1">1</text:p>
          </table:table-cell>
          <table:table-cell table:style-name="Table3.A1" office:value-type="string">
            <text:p text:style-name="P72">$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2">U_Box_V104_General_Alarm_Device_button.stl</text:p>
            <text:p text:style-name="P1"/>
          </table:table-cell>
          <table:table-cell table:style-name="Table3.A1" office:value-type="string">
            <text:p text:style-name="P1">1</text:p>
          </table:table-cell>
          <table:table-cell table:style-name="Table3.A1" office:value-type="string">
            <text:p text:style-name="P72">$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l Hanging <text:soft-page-break/>Compound </text:p>
          </table:table-cell>
          <table:table-cell table:style-name="Table3.A1" office:value-type="string">
            <text:p text:style-name="P73">$3.34</text:p>
          </table:table-cell>
          <table:table-cell table:style-name="Table3.A1" office:value-type="string">
            <text:p text:style-name="P8">$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73">$5.90</text:p>
          </table:table-cell>
          <table:table-cell table:style-name="Table3.A1" office:value-type="string">
            <text:p text:style-name="P8">$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5">$0.10</text:p>
          </table:table-cell>
          <table:table-cell table:style-name="Table3.A1" office:value-type="string">
            <text:p text:style-name="P8">$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8">$0.10</text:p>
          </table:table-cell>
          <table:table-cell table:style-name="Table3.A1" office:value-type="string">
            <text:p text:style-name="P8">$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73">$13.86</text:p>
          </table:table-cell>
          <table:table-cell table:style-name="Table3.A1" office:value-type="string">
            <text:p text:style-name="P8">$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5">$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5">$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9">Screw</text:p>
          </table:table-cell>
          <table:table-cell table:style-name="Table3.A1" office:value-type="string">
            <text:p text:style-name="P29">4-40x 3/8”</text:p>
          </table:table-cell>
          <table:table-cell table:style-name="Table3.A1" office:value-type="string">
            <text:p text:style-name="P29">4</text:p>
          </table:table-cell>
          <table:table-cell table:style-name="Table3.A1" office:value-type="string">
            <text:p text:style-name="P30">$0.12</text:p>
          </table:table-cell>
          <table:table-cell table:style-name="Table3.A1" office:value-type="string">
            <text:p text:style-name="P29">$0.48</text:p>
          </table:table-cell>
          <table:table-cell table:style-name="Table3.A1" office:value-type="string">
            <text:p text:style-name="P29">Digikey </text:p>
          </table:table-cell>
          <table:table-cell table:style-name="Table3.A1" office:value-type="string">
            <text:p text:style-name="P29">36-9901-ND</text:p>
          </table:table-cell>
        </table:table-row>
        <table:table-row table:style-name="Table3.1">
          <table:table-cell table:style-name="Table3.A1" office:value-type="string">
            <text:p text:style-name="P29">Nut</text:p>
          </table:table-cell>
          <table:table-cell table:style-name="Table3.A1" office:value-type="string">
            <text:p text:style-name="P29">Nut_4-40_3/16</text:p>
          </table:table-cell>
          <table:table-cell table:style-name="Table3.A1" office:value-type="string">
            <text:p text:style-name="P29">4</text:p>
          </table:table-cell>
          <table:table-cell table:style-name="Table3.A1" office:value-type="string">
            <text:p text:style-name="P30">$0.10</text:p>
          </table:table-cell>
          <table:table-cell table:style-name="Table3.A1" office:value-type="string">
            <text:p text:style-name="P29">$0.40</text:p>
          </table:table-cell>
          <table:table-cell table:style-name="Table3.A1" office:value-type="string">
            <text:p text:style-name="P29">Digikey </text:p>
          </table:table-cell>
          <table:table-cell table:style-name="Table3.A1" office:value-type="string">
            <text:p text:style-name="P29">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5">$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text:soft-page-break/>NO_0.05A_24V</text:p>
          </table:table-cell>
          <table:table-cell table:style-name="Table3.A1" office:value-type="string">
            <text:p text:style-name="P1">1</text:p>
          </table:table-cell>
          <table:table-cell table:style-name="Table3.A1" office:value-type="string">
            <text:p text:style-name="P5">$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5">$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5">$0.36</text:p>
          </table:table-cell>
          <table:table-cell table:style-name="Table3.A1" office:value-type="string">
            <text:p text:style-name="P8">$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5">$1.61</text:p>
          </table:table-cell>
          <table:table-cell table:style-name="Table3.A1" office:value-type="string">
            <text:p text:style-name="P8">$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26">9-12V wall power supply</text:p>
          </table:table-cell>
          <table:table-cell table:style-name="Table3.A1" office:value-type="string">
            <text:p text:style-name="P26">Example Jameco.com 9V 200mA</text:p>
          </table:table-cell>
          <table:table-cell table:style-name="Table3.A1" office:value-type="string">
            <text:p text:style-name="P26">1</text:p>
          </table:table-cell>
          <table:table-cell table:style-name="Table3.A1" office:value-type="string">
            <text:p text:style-name="P3">$6.95</text:p>
          </table:table-cell>
          <table:table-cell table:style-name="Table3.A1" office:value-type="string">
            <text:p text:style-name="P3">$6.95</text:p>
          </table:table-cell>
          <table:table-cell table:style-name="Table3.A1" office:value-type="string">
            <text:p text:style-name="P26">Jameco.com</text:p>
          </table:table-cell>
          <table:table-cell table:style-name="Table3.A1" office:value-type="string">
            <text:p text:style-name="P26">100845</text:p>
          </table:table-cell>
        </table:table-row>
      </table:table>
      <text:p text:style-name="P9"/>
      <text:p text:style-name="P9"/>
      <text:p text:style-name="P11">These parts sum to $74.43. The printed wiring assemblies were ordered from JLCPCB using two files:</text:p>
      <text:list xml:id="list1193476978" text:style-name="L3">
        <text:list-item>
          <text:p text:style-name="P147"><text:a xlink:type="simple" xlink:href="https://github.com/PubInv/general-purpose-alarm-device/blob/main/Hardware/Manufacturing/BOM_JLCPCB_20230228Modified.xls" text:style-name="ListLabel_20_242" text:visited-style-name="ListLabel_20_242"><text:span text:style-name="T28">https://github.com/PubInv/general-purpose-alarm-device/blob/main/Hardware/Manufacturing/BOM_JLCPCB_20230228Modified.xls</text:span></text:a></text:p>
        </text:list-item>
        <text:list-item>
          <text:p text:style-name="P147"><text:a xlink:type="simple" xlink:href="https://github.com/PubInv/general-purpose-alarm-device/blob/main/Hardware/Manufacturing/GeneralPurposeAlarmDevicePCB-Placement20230228Modified.xls" text:style-name="ListLabel_20_243" text:visited-style-name="ListLabel_20_243"><text:span text:style-name="T32">https://github.com/PubInv/general-purpose-alarm-device/blob/main/Hardware/Manufacturing/GeneralPurposeAlarmDevicePCB-Placement20230228Modified.xls</text:span></text:a></text:p>
        </text:list-item>
      </text:list>
      <text:p text:style-name="P15"/>
      <text:list xml:id="list133008302715087" text:continue-list="list133009827565450" text:style-name="WWNum15">
        <text:list-item>
          <text:p text:style-name="P93">Build instructions </text:p>
        </text:list-item>
      </text:list>
      <text:p text:style-name="P61"/>
      <text:p text:style-name="P36"><text:span text:style-name="T2">Detailed instructions for the balance of manufacturing on the assemblies received from JLCPCB is in a </text:span><text:span text:style-name="T15">markdown</text:span><text:span text:style-name="T2"> document, “Manufacturing and Unit Test Documentation, PCB Version 2.0, 20230228” found at:</text:span></text:p>
      <text:p text:style-name="P36"><text:a xlink:type="simple" xlink:href="https://github.com/PubInv/general-purpose-alarm-device/blob/main/Hardware/Documentation/ManufacturingUnitTestTroubleshootingRev2.md" text:style-name="ListLabel_20_239" text:visited-style-name="ListLabel_20_239"><text:span text:style-name="T8">https://github.com/PubInv/general-purpose-alarm-device/blob/main/Hardware/Documentation/ManufacturingUnitTestTroubleshootingRev2.md</text:span></text:a></text:p>
      <text:p text:style-name="P50">The time to build assemblies was capture in a Github Issue.</text:p>
      <text:p text:style-name="P50">See Github Issue #229: The labor to assemble the printed circuit assembly <text:s/>is approximately 40 minutes per unit.</text:p>
      <text:p text:style-name="P14">Manufacturing and Unit Test Documentation</text:p>
      <text:p text:style-name="P14">PCB Version 2.0</text:p>
      <text:p text:style-name="P14">February 28, 2023</text:p>
      <text:p text:style-name="P7">This document provides instructions for manufacturing and unit testing of PCB Version 2.0.</text:p>
      <text:p text:style-name="P14">1. Manufacturing Instructions</text:p>
      <text:p text:style-name="P7">The following steps should be followed to manufacture PCB Version 2.0:</text:p>
      <text:list xml:id="list1560935286" text:style-name="WWNum16">
        <text:list-item>
          <text:p text:style-name="P103">Order the required materials from a reputable supplier.</text:p>
        </text:list-item>
        <text:list-item>
          <text:p text:style-name="P104">Prepare the PCB design for manufacturing.</text:p>
        </text:list-item>
        <text:list-item>
          <text:p text:style-name="P104"><text:soft-page-break/>Fabricate the PCB.</text:p>
        </text:list-item>
        <text:list-item>
          <text:p text:style-name="P104">Assemble the components on the PCB.</text:p>
        </text:list-item>
        <text:list-item>
          <text:p text:style-name="P105">Test the PCB.</text:p>
        </text:list-item>
      </text:list>
      <text:p text:style-name="P14">2. Unit Test Instructions</text:p>
      <text:p text:style-name="P7">The following steps should be followed to unit test PCB Version 2.0:</text:p>
      <text:list xml:id="list3780131191" text:style-name="WWNum2">
        <text:list-item>
          <text:p text:style-name="P106">Connect the PCB to a power supply.</text:p>
        </text:list-item>
        <text:list-item>
          <text:p text:style-name="P107">Verify that the power supply is providing the correct voltage and current.</text:p>
        </text:list-item>
        <text:list-item>
          <text:p text:style-name="P107">Inspect the PCB for any visual defects.</text:p>
        </text:list-item>
        <text:list-item>
          <text:p text:style-name="P107">Test each component on the PCB.</text:p>
        </text:list-item>
        <text:list-item>
          <text:p text:style-name="P108">Verify that the PCB is functioning correctly.</text:p>
        </text:list-item>
      </text:list>
      <text:p text:style-name="P14">3. References</text:p>
      <text:list xml:id="list1634078888" text:style-name="WWNum20">
        <text:list-item>
          <text:p text:style-name="P109">PCB Design Specification</text:p>
        </text:list-item>
        <text:list-item>
          <text:p text:style-name="P110">Component Datasheets</text:p>
        </text:list-item>
        <text:list-item>
          <text:p text:style-name="P111">Test Plan</text:p>
        </text:list-item>
      </text:list>
      <text:p text:style-name="P7">The following notes were made during the assembly of the JLCPCB order of approximately March 2023. These units will be assigned serial numbers 16 through 30.</text:p>
      <text:p text:style-name="P86"><text:bookmark text:name="_lnswhyhker8n"/>Sections below</text:p>
      <text:list xml:id="list2408232829" text:style-name="WWNum28">
        <text:list-item>
          <text:p text:style-name="P112">Manufacturing test procedure for every unit<text:line-break/>-Assembly Notes and Tips<text:line-break/>- Unit (Design) verification tests on some units<text:line-break/>- Configuration Version 1 Assemblies</text:p>
        </text:list-item>
        <text:list-item>
          <text:p text:style-name="P113">Troubleshooting procedures</text:p>
        </text:list-item>
      </text:list>
      <text:p text:style-name="P28"><text:bookmark text:name="_fg1c1drk7woj"/>Manufacturing test procedure for every unit</text:p>
      <text:p text:style-name="P84"><text:bookmark text:name="_p1a65iz2fhmu"/>Tools Required</text:p>
      <text:list xml:id="list3366091912" text:style-name="WWNum26">
        <text:list-item>
          <text:p text:style-name="P114">Solder station with appropriate ventilation</text:p>
        </text:list-item>
        <text:list-item>
          <text:p text:style-name="P115">3/16 Nut Driver</text:p>
        </text:list-item>
        <text:list-item>
          <text:p text:style-name="P115">Number 1 philips screw driver</text:p>
        </text:list-item>
        <text:list-item>
          <text:p text:style-name="P115">Diagonal or other flush cutting hand tool for lead trimming.</text:p>
        </text:list-item>
        <text:list-item>
          <text:p text:style-name="P116">Assembly fixture, detailed below.</text:p>
        </text:list-item>
      </text:list>
      <text:p text:style-name="P84"><text:bookmark text:name="_p05wt0qfxaom"/>Procedure</text:p>
      <text:list xml:id="list1212977946" text:style-name="WWNum19">
        <text:list-item>
          <text:p text:style-name="P117">Assemble the unit according to the assembly instructions.</text:p>
        </text:list-item>
        <text:list-item>
          <text:p text:style-name="P118">Perform the manufacturing test procedure listed below.</text:p>
        </text:list-item>
        <text:list-item>
          <text:p text:style-name="P119">If the unit passes all tests, it is ready to be shipped.</text:p>
        </text:list-item>
      </text:list>
      <text:p text:style-name="P84"><text:bookmark text:name="_52twv2kh3zd5"/>Manufacturing test procedure</text:p>
      <text:list xml:id="list1022111780" text:style-name="WWNum32">
        <text:list-item>
          <text:p text:style-name="P120">Verify that all components are present and correct.</text:p>
        </text:list-item>
        <text:list-item>
          <text:p text:style-name="P121">Verify that all connections are good.</text:p>
        </text:list-item>
        <text:list-item>
          <text:p text:style-name="P121">Verify that the unit powers up and runs correctly.</text:p>
        </text:list-item>
        <text:list-item>
          <text:p text:style-name="P122"><text:soft-page-break/>Verify that the unit meets all specifications.</text:p>
        </text:list-item>
      </text:list>
      <text:p text:style-name="P84"><text:bookmark text:name="_wvtrrheigdps"/>Assembly Notes and Tips</text:p>
      <text:list xml:id="list889138503" text:style-name="WWNum12">
        <text:list-item>
          <text:p text:style-name="P123">Use a good quality solder and flux.</text:p>
        </text:list-item>
        <text:list-item>
          <text:p text:style-name="P124">Be careful not to overheat the components.</text:p>
        </text:list-item>
        <text:list-item>
          <text:p text:style-name="P124">Trim all leads flush after soldering.</text:p>
        </text:list-item>
        <text:list-item>
          <text:p text:style-name="P125">Use the assembly fixture to help keep the unit aligned during assembly.</text:p>
        </text:list-item>
      </text:list>
      <text:p text:style-name="P84"><text:bookmark text:name="_5eslk15hohok"/>Unit (Design) verification tests on some units</text:p>
      <text:list xml:id="list4086597075" text:style-name="WWNum35">
        <text:list-item>
          <text:p text:style-name="P126">Power-on test</text:p>
        </text:list-item>
        <text:list-item>
          <text:p text:style-name="P127">Functional test</text:p>
        </text:list-item>
        <text:list-item>
          <text:p text:style-name="P128">Performance test</text:p>
        </text:list-item>
      </text:list>
      <text:p text:style-name="P84"><text:bookmark text:name="_b94o60rbk4x3"/>Configuration Version 1 Assemblies</text:p>
      <text:list xml:id="list355925210" text:style-name="WWNum29">
        <text:list-item>
          <text:p text:style-name="P129">Use the configuration file provided with the unit.</text:p>
        </text:list-item>
        <text:list-item>
          <text:p text:style-name="P130">Verify that the unit is configured correctly.</text:p>
        </text:list-item>
      </text:list>
      <text:p text:style-name="P84"><text:bookmark text:name="_v20u6eqjx8cp"/>Troubleshooting procedures</text:p>
      <text:list xml:id="list3428317194" text:style-name="WWNum13">
        <text:list-item>
          <text:p text:style-name="P131">If the unit does not power up, check the power supply.</text:p>
        </text:list-item>
        <text:list-item>
          <text:p text:style-name="P132">If the unit does not run correctly, check the connections and the software.</text:p>
        </text:list-item>
        <text:list-item>
          <text:p text:style-name="P133">If the unit does not meet specifications, contact the manufacturer for assistance.</text:p>
        </text:list-item>
      </text:list>
      <text:p text:style-name="P4"/>
      <text:p text:style-name="P48"/>
      <text:p text:style-name="P81"><text:bookmark text:name="_m95xpt8ds6qd"/>Reference Material</text:p>
      <text:p text:style-name="P48"/>
      <text:p text:style-name="P34"><text:span text:style-name="T2">The most recent schematic is for Rev 2 PCB Assemblies is:</text:span><text:span text:style-name="T15"> </text:span></text:p>
      <text:p text:style-name="P34"><text:a xlink:type="simple" xlink:href="https://github.com/PubInv/general-purpose-alarm-device/blob/main/Hardware/Documentation/ManufacturingUnitTestTroubleshootingRev2.md" text:style-name="ListLabel_20_241" text:visited-style-name="ListLabel_20_241"><text:span text:style-name="T31">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2">Hardware/GeneralPurposeAlarmDevicePCB/PDF/Schematic-GeneralPurposeAlarmDevicePCB-V2.2.pdf</text:span></text:a></text:p>
      <text:p text:style-name="P48"/>
      <text:p text:style-name="P48"/>
      <text:p text:style-name="P84"><text:bookmark text:name="_xjh1ig59lkfs"/>Assembly Notes and Tips</text:p>
      <text:list xml:id="list1966049032" text:style-name="WWNum11">
        <text:list-item>
          <text:p text:style-name="P134">The board will be received from JLCPCB with SMT components placed and some but not all through-hole components.</text:p>
        </text:list-item>
        <text:list-item>
          <text:p text:style-name="P148"><text:span text:style-name="T15">The serial number should be written on the PCB assembly at the location indicated. </text:span><text:span text:style-name="T16">The management of serial numbers is beyond the scope of this document. Each manufacturer must figure something out.</text:span></text:p>
        </text:list-item>
      </text:list>
      <text:p text:style-name="P84"><text:bookmark text:name="_n23qijjs4nhc"/>An Assembly Fixture</text:p>
      <text:list xml:id="list1238778552" text:style-name="WWNum25">
        <text:list-item>
          <text:p text:style-name="P135">An assembly assistant/fixture can be made by using a raw PCB with some long #6 screws and nuts to hold at the PCB mounting points.</text:p>
        </text:list-item>
      </text:list>
      <text:p text:style-name="P14">Please note that these are just some tips and suggestions. The specific assembly process may vary depending on the specific board and components.</text:p>
      <text:p text:style-name="P4"><text:soft-page-break/></text:p>
      <text:p text:style-name="P48"/>
      <text:p text:style-name="P7">In addition to the aforementioned items, four 4-40 screws with washers and 4-40 nuts are required to create a 1/8" spacer for holding the LCD and header for soldering.</text:p>
      <text:p text:style-name="P7">Please note that the following changes have been made to the GPAD Rev 2.0 PCB per issue #213:</text:p>
      <text:list xml:id="list2121638516" text:style-name="WWNum21">
        <text:list-item>
          <text:p text:style-name="P136">Resistor R103 has been removed.</text:p>
        </text:list-item>
        <text:list-item>
          <text:p text:style-name="P137">Factory test for D601 has been updated.</text:p>
        </text:list-item>
      </text:list>
      <text:p text:style-name="P7">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7">Please take these changes into account when assembling your GPAD Rev 2.0 PCB.</text:p>
      <text:p text:style-name="P4"/>
      <text:p text:style-name="P48"/>
      <text:p text:style-name="P41"><text:span text:style-name="T16">Solution:<text:line-break/></text:span><text:span text:style-name="T15">The recommended solution is to remove R103.</text:span></text:p>
      <text:p text:style-name="P85"><text:bookmark text:name="_ou01boljkpng"/>Assembly Steps</text:p>
      <text:list xml:id="list1068226486" text:style-name="WWNum17">
        <text:list-item>
          <text:p text:style-name="P145">LCD Bezel Grounding<text:line-break/></text:p>
          <text:list>
            <text:list-item>
              <text:p text:style-name="P138">Locate the J1 and J2 solder pads on the LCD module.</text:p>
            </text:list-item>
            <text:list-item>
              <text:p text:style-name="P138">Solder them.</text:p>
            </text:list-item>
          </text:list>
        </text:list-item>
        <text:list-item>
          <text:p text:style-name="P146">16-pin Header<text:line-break/></text:p>
          <text:list>
            <text:list-item>
              <text:p text:style-name="P138">Fit the 16-pin header onto the LCD sub module.</text:p>
            </text:list-item>
            <text:list-item>
              <text:p text:style-name="P138">Solder the header pins into the GPAD PCB.</text:p>
            </text:list-item>
            <text:list-item>
              <text:p text:style-name="P138">Place four nylon 1/8" spacers at the four corners of the LCD sub module.</text:p>
            </text:list-item>
            <text:list-item>
              <text:p text:style-name="P138">Place four 4-40 x 3/8" screws with 4-40 x 3/16" nuts through both boards and torque to 3.4 - 4.8 Inch-Pounds.</text:p>
            </text:list-item>
          </text:list>
        </text:list-item>
        <text:list-item>
          <text:p text:style-name="P146">Buttons and Pot<text:line-break/></text:p>
          <text:list>
            <text:list-item>
              <text:p text:style-name="P138">Place the Reset button, S101, into the PCB from the display side.</text:p>
            </text:list-item>
            <text:list-item>
              <text:p text:style-name="P138">Place the Mute button, S401, into the PCB from the display side.</text:p>
            </text:list-item>
            <text:list-item>
              <text:p text:style-name="P138">Place the Buzzer, BZ601, into the PCB from the display side. Bending leads may help retain.</text:p>
            </text:list-item>
            <text:list-item>
              <text:p text:style-name="P138">Place the Contrast pot, RV301, into the PCB from the display side. Bending leads may help retain.</text:p>
            </text:list-item>
          </text:list>
        </text:list-item>
        <text:list-item>
          <text:p text:style-name="P146">LEDs<text:line-break/></text:p>
          <text:list>
            <text:list-item>
              <text:p text:style-name="P138">Thread the LED leads through the stand-offs.</text:p>
            </text:list-item>
            <text:list-item>
              <text:p text:style-name="P138">The longer LED lead is the anode. The cathode has a flat side on the plastic case.</text:p>
            </text:list-item>
            <text:list-item>
              <text:p text:style-name="P138">Place the LEDs in to the PCB so that the flat cathode side corresponds to the silk screen marking. Bend the leads to retain the LED into the PCB.</text:p>
            </text:list-item>
            <text:list-item>
              <text:p text:style-name="P138">Placing the assembly on the fixture lets you have access to the top and the bottom of the assembly.</text:p>
            </text:list-item>
            <text:list-item>
              <text:p text:style-name="P138">Life LED and reflow solder for a flush fit on the PCB.</text:p>
            </text:list-item>
            <text:list-item>
              <text:p text:style-name="P138">For each LED, after soldering one lead, holding the LED from below up to the spacer and <text:soft-page-break/>the PCB and reheat / reflow the solder for a flush fit.</text:p>
            </text:list-item>
            <text:list-item>
              <text:p text:style-name="P138">Solder the second lead on the LED.</text:p>
            </text:list-item>
            <text:list-item>
              <text:p text:style-name="P139">Trim the excess leads on RV301 and the LEDs.</text:p>
            </text:list-item>
          </text:list>
        </text:list-item>
      </text:list>
      <text:p text:style-name="P32"><draw:rect text:anchor-type="as-char" draw:z-index="0" draw:name="Shape1" draw:style-name="gr1" draw:text-style-name="P159" svg:width="0.0012in" svg:height="0.0213in"><text:p/></draw:rect></text:p>
      <text:p text:style-name="P41"><text:span text:style-name="T16">Assembly Tip:</text:span><text:span text:style-name="T15"> Sharpie Oil-Based Paint Markers can be used to mark polarity on LED standoffs and mark PCB's version, serial number and programming status of the microprocessor.</text:span></text:p>
      <text:p text:style-name="P14">Congratulations! Electrical assembly is complete.</text:p>
      <text:p text:style-name="P7">LCD side components have been installed.</text:p>
      <text:p text:style-name="P84"><text:bookmark text:name="_akf08r79o7lv"/>Electrical Tests</text:p>
      <text:p text:style-name="P7">Electrical tests are divided into two parts:</text:p>
      <text:list xml:id="list930145780" text:style-name="WWNum27">
        <text:list-item>
          <text:p text:style-name="P140">Unprogrammed measurements made before flash programming the boot loader and other firmware.</text:p>
        </text:list-item>
        <text:list-item>
          <text:p text:style-name="P141">Programmed measurements made after a boot loader and firmware have been placed into the microcontroller.</text:p>
        </text:list-item>
      </text:list>
      <text:p text:style-name="P86"><text:bookmark text:name="_6g4i3np8d5ek"/>Electrical Measurements before programming bootloader and firmware</text:p>
      <text:p text:style-name="P7">Measure and record the following electrical parameters by serial number.</text:p>
      <text:p text:style-name="P7">Investigate and correct any abnormal measurements before applying power. Remove J102 and J103 and retain them if present. Note where they should be replaced. Start with no connections to the DUT (Device Under Test).</text:p>
      <text:p text:style-name="P41"><text:span text:style-name="T16">Power Jack</text:span><text:span text:style-name="T15"> Measure resistance to ground at J101 center pin as open or greater than 1Meg ohms.</text:span></text:p>
      <text:p text:style-name="P41"><text:span text:style-name="T16">SPI Interface</text:span><text:span text:style-name="T15"> Measure resistance to ground at J401 pin 5 as open or greater than 1Meg ohms..</text:span></text:p>
      <text:p text:style-name="P41"><text:span text:style-name="T16">Vin net</text:span><text:span text:style-name="T15"> Measure resistance to ground at TP102 as greater than </text:span><text:span text:style-name="T17">75K</text:span><text:span text:style-name="T15"> ohms. This net is capacitive and the resistance measured will climb as the multimeter charges the net.</text:span></text:p>
      <text:p text:style-name="P41"><text:span text:style-name="T16">+5V net</text:span><text:span text:style-name="T15"> Measure resistance to ground at TP103 +5 at 1K +/- 5% (950-1050 Ohms).</text:span></text:p>
      <text:p text:style-name="P41"><text:span text:style-name="T15">With a current limited supply set for 12V and maximum of 200 mA, apply power at J101 and note and record the unprogrammed current.</text:span></text:p>
      <text:p text:style-name="P7">(FYI, when unprogrammed, the first time power up current is normally about 75-80 mA.)</text:p>
      <text:p text:style-name="P7">Check that the power LED D105 is lit and is RED.</text:p>
      <text:p text:style-name="P41"><text:span text:style-name="T16">+5V net</text:span><text:span text:style-name="T15"> Measure the voltage of the +5V Net at TP103.</text:span></text:p>
      <text:p text:style-name="P7">Please be advised that the current drawn by a programmed DUT that has been powered up and with display backlight on is approximately 61 mA when the reset switch is held down.</text:p>
      <text:p text:style-name="P4"/>
      <text:p text:style-name="P76"><text:bookmark text:name="_7aed2xvigq1d"/><text:soft-page-break/></text:p>
      <text:p text:style-name="P80"><text:bookmark text:name="_82g47qe18b7n"/>Vo Initial Set / LCD Contrast.</text:p>
      <text:p text:style-name="P34"><text:span text:style-name="T2">With a </text:span><text:span text:style-name="T15">voltmeter</text:span><text:span text:style-name="T2">, measure the voltage of the Vo pin of the LCD header to ground. Adjust RV103 for 1.3 V.</text:span></text:p>
      <text:p text:style-name="P48">See records of measurements of some of the Rev 2 assemblies at this issue: https://github.com/PubInv/general-alarm-device/issues/217 #217</text:p>
      <text:p text:style-name="P48"/>
      <text:p text:style-name="P76"><text:bookmark text:name="_qwitlvmcn4ac"/>Electrical Test Results Table</text:p>
      <text:p text:style-name="P52"/>
      <text:list xml:id="list3101028555" text:style-name="WWNum18">
        <text:list-item>
          <text:p text:style-name="P96"><text:s/>All resistance measured on 20Meg scale except R@5V net measured on 2K scale. Multimeter EMCO Model DMR-3800 unless noted. <text:s text:c="2"/></text:p>
        </text:list-item>
        <text:list-item>
          <text:p text:style-name="P96"><text:s/>All current measured 200mA scale. Multimeter EMCO Model DMR-3800 unless noted. <text:s/></text:p>
        </text:list-item>
      </text:list>
      <text:p text:style-name="P48"/>
      <text:p text:style-name="P48">Capture:</text:p>
      <text:p text:style-name="P48">DUT Serial Number, R@PowerJack, R@SPI Interface, R@Vin net, R@5V net, UnProgramCurrent, Volt@+5 TP103, FullCurrent mA, Vo Volts, Notes</text:p>
      <text:p text:style-name="P48"/>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1">DUT Serial Number </text:p>
          </table:table-cell>
          <table:table-cell table:style-name="Table4.A1" office:value-type="string">
            <text:p text:style-name="P31">R@PowerJack </text:p>
          </table:table-cell>
          <table:table-cell table:style-name="Table4.A1" office:value-type="string">
            <text:p text:style-name="P31">R@SPI Interface </text:p>
          </table:table-cell>
          <table:table-cell table:style-name="Table4.A1" office:value-type="string">
            <text:p text:style-name="P31">R@Vin net </text:p>
          </table:table-cell>
          <table:table-cell table:style-name="Table4.A1" office:value-type="string">
            <text:p text:style-name="P31">R@5V net </text:p>
          </table:table-cell>
          <table:table-cell table:style-name="Table4.A1" office:value-type="string">
            <text:p text:style-name="P31">UnProgramCurrent </text:p>
          </table:table-cell>
          <table:table-cell table:style-name="Table4.A1" office:value-type="string">
            <text:p text:style-name="P31">Volt@+5 TP103 </text:p>
          </table:table-cell>
          <table:table-cell table:style-name="Table4.A1" office:value-type="string">
            <text:p text:style-name="P31">FullCurrent mA </text:p>
          </table:table-cell>
          <table:table-cell table:style-name="Table4.A1" office:value-type="string">
            <text:p text:style-name="P31">Vo Volts </text:p>
          </table:table-cell>
          <table:table-cell table:style-name="Table4.A1" office:value-type="string">
            <text:p text:style-name="P31">Notes </text:p>
          </table:table-cell>
        </table:table-row>
        <table:table-row table:style-name="Table4.1">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cell table:style-name="Table4.A1" office:value-type="string">
            <text:p text:style-name="P64"/>
          </table:table-cell>
        </table:table-row>
      </table:table>
      <text:p text:style-name="P48"/>
      <text:p text:style-name="P48"/>
      <text:p text:style-name="P76"><text:bookmark text:name="_541dpnrbb1te"/>Additional Measurements of current with in subcircuits <text:s/>Issue #230</text:p>
      <text:p text:style-name="P48">See data from Rev2 build here: <text:s/>https://github.com/PubInv/general-alarm-device/issues/230</text:p>
      <text:p text:style-name="P84"><text:bookmark text:name="_wxqnl8ri33cq"/>Load Firmware</text:p>
      <text:p text:style-name="P7"><text:s/>Note: Loading firmware through the SPI interface is a manufacturing test of the SPI hardware components. </text:p>
      <text:p text:style-name="P77"><text:bookmark text:name="_ifukwan1e0ld"/>Load Bootloader</text:p>
      <text:p text:style-name="P34"><text:span text:style-name="T2">Use an Arduino UNO as an ISP (</text:span><text:span text:style-name="T15">In Circuit</text:span><text:span text:style-name="T2"> Serial Programmer) which will load the boot loader into the DUT.</text:span></text:p>
      <text:p text:style-name="P48">Cable Connect the ISP UNO to the DUT as follows:</text:p>
      <text:p text:style-name="P48"/>
      <text:p text:style-name="P48"/>
      <text:p text:style-name="P48"/>
      <text:p text:style-name="P48">Wiring of the UNO to the DUT.</text:p>
      <text:p text:style-name="P48"/>
      <text:p text:style-name="P48">Place a Jumper on the DUT from D10 to Reset</text:p>
      <text:p text:style-name="P48"/>
      <text:p text:style-name="P4"/>
      <text:p text:style-name="P79"><text:bookmark text:name="_x3or51psad7z"/>Missing Jumper to D10 When Load Bootloader</text:p>
      <text:p text:style-name="P52"><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text:soft-page-break/>&gt;This report would have more information with "Show verbose output during compilation" option enabled in File -&gt; Preferences.</text:p>
      <text:p text:style-name="P52"/>
      <text:p text:style-name="P48">Load into the IDE the sketch "ArduinoISP". <text:s/></text:p>
      <text:p text:style-name="P48"/>
      <text:p text:style-name="P48"/>
      <text:p text:style-name="P48"/>
      <text:p text:style-name="P48">To load into the UNO, Select the serial port for the UNO and compile and upload with the "ArduinoISP" by pressing **&lt;Ctrl&gt;U**. </text:p>
      <text:p text:style-name="P48"/>
      <text:p text:style-name="P48">Setup the UNO to burn the boot loader into the GPAD target.</text:p>
      <text:p text:style-name="P48">Select the board type (Boot loader type) to "Arduino Duemilanove..." . <text:s/></text:p>
      <text:p text:style-name="P48"/>
      <text:p text:style-name="P48"/>
      <text:p text:style-name="P48">Select the Processor type to "ATmega328P" . <text:s/></text:p>
      <text:p text:style-name="P48"/>
      <text:p text:style-name="P48">Select the programmer type. <text:s/></text:p>
      <text:p text:style-name="P48"/>
      <text:p text:style-name="P48"/>
      <text:p text:style-name="P48">In the Arduino IDE, select TOOLS &gt; Burn Bootloader . <text:s/></text:p>
      <text:p text:style-name="P48"/>
      <text:p text:style-name="P48"/>
      <text:p text:style-name="P48">Watch the progress bar in the IDE and look for success with the message "Done burning bootloader." in the blue status bar.</text:p>
      <text:p text:style-name="P48"/>
      <text:p text:style-name="P48"/>
      <text:p text:style-name="P48">IF R103 has not been removed, check that LED D102 is winking with a short on time and longer off time indicating that the boot loader has been loaded. <text:s/>Until any other sketch is loaded this is the expected behaviour of the unit under test.</text:p>
      <text:p text:style-name="P48"/>
      <text:p text:style-name="P48"/>
      <text:p text:style-name="P48"/>
      <text:p text:style-name="P78"><text:bookmark text:name="_w171y6wik6i2"/>Load Factory Test Firmware.</text:p>
      <text:p text:style-name="P48">Connect a USB cable to the DUT. Note the COM port enumerated in Device Manager Ports(COM&amp;LPT) drop dow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In the Arduino IDE, open the new file "GPAD_Factory_Test.ino". <text:s/></text:p>
      <text:p text:style-name="P48">Set the IDE for the COM port of the DUT.</text:p>
      <text:p text:style-name="P48"><text:s text:c="2"/>Using the Arduino IDE, compile and upload to the DUT the "GPAD_Factory_Test.ino"</text:p>
      <text:p text:style-name="P48"/>
      <text:p text:style-name="P48">Watch the progress bar in the IDE and look for success with the message "Done uploading" in the blue status bar. </text:p>
      <text:p text:style-name="P48"><text:s text:c="2"/></text:p>
      <text:p text:style-name="P48"/>
      <text:p text:style-name="P48">Open a terminal to the COM port of the DUT and set for appropriate BAUD rate. </text:p>
      <text:p text:style-name="P48">Press the reset switch on the DUT and the LCD should display a message. The terminal should display a boot message too. This example is of a RealTerminal connected to the DUT.</text:p>
      <text:p text:style-name="P48"><text:s text:c="2"/></text:p>
      <text:p text:style-name="P48"/>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4"><text:bookmark text:name="_gagdqqbpgol4"/>Electrical Measurements After Programming Bootloader and Firmware</text:p>
      <text:p text:style-name="P14">Measure and record the following electrical parameters by serial number:</text:p>
      <text:list xml:id="list1921428585" text:style-name="WWNum36">
        <text:list-item>
          <text:p text:style-name="P143">Observe the current on the DUT. Press the Mute Switch S601 and the white LEDs D201-D205 should light. The Buzzer will make a sound. Record this full current in the table above.</text:p>
        </text:list-item>
      </text:list>
      <text:p text:style-name="P14">End of Rev2 Tests as of March 2023</text:p>
      <text:p text:style-name="P4"><text:soft-page-break/></text:p>
      <text:p text:style-name="P57"/>
      <text:list xml:id="list133009961335033" text:continue-list="list133008302715087" text:style-name="WWNum15">
        <text:list-item>
          <text:p text:style-name="P92">Operation instructions </text:p>
        </text:list-item>
      </text:list>
      <text:p text:style-name="P42"/>
      <text:p text:style-name="P37"><text:span text:style-name="T2">A </text:span><text:a xlink:type="simple" xlink:href="https://youtu.be/F5cf5-Cmwu0" text:style-name="ListLabel_20_239" text:visited-style-name="ListLabel_20_239"><text:span text:style-name="T8">video demonstrating</text:span></text:a><text:span text:style-name="T2"> [3] of one use of the GPAD (via the serial port) shows not only the usage but also shows the flashing lights and allows you to listen to the audio of escalating urgency.</text:span></text:p>
      <text:p text:style-name="P46"/>
      <text:p text:style-name="P37"><text:span text:style-name="T2">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5">controller</text:span><text:span text:style-name="T2">.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52"/>
      <text:p text:style-name="P52"/>
      <text:p text:style-name="P52"/>
      <text:p text:style-name="P52">Conceptually, the sensing device treats the GPAD as an API—an Application Programmers Interface. The six alarm levels are conceptually named:</text:p>
      <text:list xml:id="list1813820221" text:style-name="WWNum34">
        <text:list-item>
          <text:p text:style-name="P97">Silent,</text:p>
        </text:list-item>
        <text:list-item>
          <text:p text:style-name="P97">Informational,</text:p>
        </text:list-item>
        <text:list-item>
          <text:p text:style-name="P97">Problem,</text:p>
        </text:list-item>
        <text:list-item>
          <text:p text:style-name="P97">Warning,</text:p>
        </text:list-item>
        <text:list-item>
          <text:p text:style-name="P97">Critical,</text:p>
        </text:list-item>
        <text:list-item>
          <text:p text:style-name="P97">Panic.</text:p>
        </text:list-item>
      </text:list>
      <text:p text:style-name="P52"/>
      <text:p text:style-name="P52"/>
      <text:p text:style-name="P37"><text:span text:style-name="T2">The exact meaning of the six levels can be defined by the user for the application. Of course, not all six have to be used. However, the </text:span><text:span text:style-name="T15">effect</text:span><text:span text:style-name="T2">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52"/>
      <text:p text:style-name="P37"><text:span text:style-name="T2">Similarly, at increasing urgency levels, the GPAD plays a different rhythmic pattern of </text:span><text:span text:style-name="T15">high-pitched</text:span><text:span text:style-name="T2">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5">songs''”</text:span><text:span text:style-name="T2">.</text:span></text:p>
      <text:p text:style-name="P52"/>
      <text:p text:style-name="P52">In order to actually send the message, the programmer of the sensing device will likely use our software library. A C/C++ programmer will likely immediately understand the API from its actual declaration in the file alarm_api.h:</text:p>
      <text:p text:style-name="P52"/>
      <text:p text:style-name="P66">#ifndef ALARM_API</text:p>
      <text:p text:style-name="P66">#define ALARM_API</text:p>
      <text:p text:style-name="P66">#include &lt;Stream.h&gt;</text:p>
      <text:p text:style-name="P66"/>
      <text:p text:style-name="P66">enum AlarmLevel { silent, informational, problem, warning, critical, panic };</text:p>
      <text:p text:style-name="P66">// const char *AlarmNames[] = { "OK <text:s text:c="2"/>","INFO.","PROB.","WARN ","CRIT.","PANIC" };</text:p>
      <text:p text:style-name="P66">const int NUM_LEVELS = 6;</text:p>
      <text:p text:style-name="P66"><text:soft-page-break/></text:p>
      <text:p text:style-name="P66">const int MAX_MSG_LEN = 80;</text:p>
      <text:p text:style-name="P66">const int MAX_BUFFER_SIZE = MAX_MSG_LEN + 1;</text:p>
      <text:p text:style-name="P66">typedef struct {</text:p>
      <text:p text:style-name="P66"><text:s text:c="16"/>uint8_t lvl;</text:p>
      <text:p text:style-name="P66"><text:s text:c="16"/>// we will use a null-terminated string!</text:p>
      <text:p text:style-name="P66"><text:s text:c="16"/>char msg[MAX_MSG_LEN+1];</text:p>
      <text:p text:style-name="P66"><text:s text:c="15"/>} AlarmEvent;</text:p>
      <text:p text:style-name="P66"/>
      <text:p text:style-name="P66">int alarm_event(AlarmEvent&amp; event,Stream &amp;serialport);</text:p>
      <text:p text:style-name="P66">int alarm(AlarmLevel level,char *str,Stream &amp;serialport);</text:p>
      <text:p text:style-name="P66"/>
      <text:p text:style-name="P66">#endif</text:p>
      <text:p text:style-name="P66"/>
      <text:p text:style-name="P52">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52"/>
      <text:list xml:id="list3829666346" text:style-name="WWNum14">
        <text:list-item>
          <text:list>
            <text:list-item>
              <text:list>
                <text:list-item>
                  <text:p text:style-name="P89">Hardware Connection</text:p>
                </text:list-item>
              </text:list>
            </text:list-item>
          </text:list>
        </text:list-item>
      </text:list>
      <text:p text:style-name="P56">Schematics in PDF form can be found in the folder at:</text:p>
      <text:p text:style-name="P87"><text:a xlink:type="simple" xlink:href="https://github.com/PubInv/general-purpose-alarm-device/tree/main/Hardware/GeneralPurposeAlarmDevicePCB/PDF" text:style-name="ListLabel_20_239" text:visited-style-name="ListLabel_20_239"><text:span text:style-name="T8">https://github.com/PubInv/general-purpose-alarm-device/tree/main/Hardware/GeneralPurposeAlarmDevicePCB/PDF</text:span></text:a></text:p>
      <text:p text:style-name="P56">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56">The GPAD requires a 12V power supply via a standard 5.5mm OD 2.1mm pin. It draws less that 1000 mA, even at the highest alarm level.</text:p>
      <text:p text:style-name="P56">The GPAD exposes an SPI interface through an RJ12 jack. The SPI pins are mapped the the RJ12 jack as:</text:p>
      <text:p text:style-name="P56">SPI Peripheral Pins</text:p>
      <text:p text:style-name="P56">The connector is JR12 6P6C and pin 1 is on the left then the connector is held with the contact pins up and facing the observer.</text:p>
      <text:p text:style-name="P56">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82">Pin#</text:p>
            </table:table-cell>
            <table:table-cell table:style-name="Table5.A1" office:value-type="string">
              <text:p text:style-name="P82">Signal Name</text:p>
            </table:table-cell>
            <table:table-cell table:style-name="Table5.A1" office:value-type="string">
              <text:p text:style-name="P82">Note</text:p>
            </table:table-cell>
          </table:table-row>
        </table:table-header-rows>
        <table:table-row table:style-name="Table5.1">
          <table:table-cell table:style-name="Table5.A1" office:value-type="string">
            <text:p text:style-name="P39">1</text:p>
          </table:table-cell>
          <table:table-cell table:style-name="Table5.A1" office:value-type="string">
            <text:p text:style-name="P39">nCS</text:p>
          </table:table-cell>
          <table:table-cell table:style-name="Table5.A1" office:value-type="string">
            <text:p text:style-name="P39">Active low</text:p>
          </table:table-cell>
        </table:table-row>
        <table:table-row table:style-name="Table5.1">
          <table:table-cell table:style-name="Table5.A1" office:value-type="string">
            <text:p text:style-name="P39">2</text:p>
          </table:table-cell>
          <table:table-cell table:style-name="Table5.A1" office:value-type="string">
            <text:p text:style-name="P39">COPI</text:p>
          </table:table-cell>
          <table:table-cell table:style-name="Table5.A1" office:value-type="string">
            <text:p text:style-name="P39">Input to GPAD</text:p>
          </table:table-cell>
        </table:table-row>
        <table:table-row table:style-name="Table5.1">
          <table:table-cell table:style-name="Table5.A1" office:value-type="string">
            <text:p text:style-name="P39">3</text:p>
          </table:table-cell>
          <table:table-cell table:style-name="Table5.A1" office:value-type="string">
            <text:p text:style-name="P39">GND</text:p>
          </table:table-cell>
          <table:table-cell table:style-name="Table5.A1" office:value-type="string">
            <text:p text:style-name="P39"/>
          </table:table-cell>
        </table:table-row>
        <table:table-row table:style-name="Table5.1">
          <table:table-cell table:style-name="Table5.A1" office:value-type="string">
            <text:p text:style-name="P39">4</text:p>
          </table:table-cell>
          <table:table-cell table:style-name="Table5.A1" office:value-type="string">
            <text:p text:style-name="P39">SCK</text:p>
          </table:table-cell>
          <table:table-cell table:style-name="Table5.A1" office:value-type="string">
            <text:p text:style-name="P39">Input to GPAD<text:soft-page-break/></text:p>
          </table:table-cell>
        </table:table-row>
        <table:table-row table:style-name="Table5.1">
          <table:table-cell table:style-name="Table5.A1" office:value-type="string">
            <text:p text:style-name="P39">5</text:p>
          </table:table-cell>
          <table:table-cell table:style-name="Table5.A1" office:value-type="string">
            <text:p text:style-name="P39">ControllerVcc</text:p>
          </table:table-cell>
          <table:table-cell table:style-name="Table5.A1" office:value-type="string">
            <text:p text:style-name="P39">5 Volts, an optional way to put power into the GPAD</text:p>
          </table:table-cell>
        </table:table-row>
        <table:table-row table:style-name="Table5.1">
          <table:table-cell table:style-name="Table5.A1" office:value-type="string">
            <text:p text:style-name="P39">6</text:p>
          </table:table-cell>
          <table:table-cell table:style-name="Table5.A1" office:value-type="string">
            <text:p text:style-name="P39">CIPO</text:p>
          </table:table-cell>
          <table:table-cell table:style-name="Table5.A1" office:value-type="string">
            <text:p text:style-name="P39">Output from GPAD, 5V.</text:p>
          </table:table-cell>
        </table:table-row>
      </table:table>
      <text:p text:style-name="P83"/>
      <text:p text:style-name="P62">Muting</text:p>
      <text:p text:style-name="P52"/>
      <text:p text:style-name="P52">The GPAD has a mute button. The button silences the sound but does not change the LED lighting. The GPAD stores an internal state as muted or not. </text:p>
      <text:p text:style-name="P52"/>
      <text:list xml:id="list133009850839383" text:continue-numbering="true" text:style-name="WWNum14">
        <text:list-item>
          <text:list>
            <text:list-item>
              <text:list>
                <text:list-item>
                  <text:p text:style-name="P88">Example Controller Devices</text:p>
                </text:list-item>
              </text:list>
            </text:list-item>
          </text:list>
        </text:list-item>
      </text:list>
      <text:p text:style-name="P65"/>
      <text:list xml:id="list133008117690879" text:continue-numbering="true" text:style-name="WWNum14">
        <text:list-item>
          <text:list>
            <text:list-item>
              <text:list>
                <text:list-item>
                  <text:list>
                    <text:list-item>
                      <text:p text:style-name="P90">General-purpose Computers</text:p>
                    </text:list-item>
                  </text:list>
                </text:list-item>
              </text:list>
            </text:list-item>
          </text:list>
        </text:list-item>
      </text:list>
      <text:p text:style-name="P52"/>
      <text:p text:style-name="P52">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919993440" text:style-name="WWNum22">
        <text:list-item>
          <text:p text:style-name="P98">“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98">“h” prints a helpful message.</text:p>
        </text:list-item>
        <text:list-item>
          <text:p text:style-name="P98">“s” means “silence” – mute the GPAD.</text:p>
        </text:list-item>
        <text:list-item>
          <text:p text:style-name="P98">“u” means “unsilence” or “unmute” – the GPAD is allowed to make noise.</text:p>
        </text:list-item>
      </text:list>
      <text:p text:style-name="P52"/>
      <text:p text:style-name="P52">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52"/>
      <text:list xml:id="list133008566830852" text:continue-list="list133008117690879" text:style-name="WWNum14">
        <text:list-item>
          <text:list>
            <text:list-item>
              <text:list>
                <text:list-item>
                  <text:list>
                    <text:list-item>
                      <text:p text:style-name="P90">Microcontrollers</text:p>
                    </text:list-item>
                  </text:list>
                </text:list-item>
              </text:list>
            </text:list-item>
          </text:list>
        </text:list-item>
      </text:list>
      <text:p text:style-name="P37"><text:span text:style-name="T2">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8">https://github.com/PubInv/general-purpose-alarm-device/tree/main/Firmware/GPAD_API_SPI_CONTROLLER</text:span></text:a><text:span text:style-name="T2">). This code is a useful starting point for anyone programming a GPAD for any given use case, because it exercises the SPI interface and in particular the GPAD Application Programmers Interface.</text:span></text:p>
      <text:p text:style-name="P52"/>
      <text:p text:style-name="P52"><text:soft-page-break/></text:p>
      <text:p text:style-name="P52"/>
      <text:p text:style-name="P48"/>
      <text:p text:style-name="P66"/>
      <text:p text:style-name="P58"/>
      <text:list xml:id="list133009831102024" text:continue-list="list133009961335033" text:style-name="WWNum15">
        <text:list-item>
          <text:p text:style-name="P92">Validation and characterization </text:p>
        </text:list-item>
      </text:list>
      <text:p text:style-name="P42"/>
      <text:p text:style-name="P37"><text:span text:style-name="T2">The GPAD is designed to be a part of the </text:span><text:a xlink:type="simple" xlink:href="https://github.com/PubInv/freespireco" text:style-name="ListLabel_20_239" text:visited-style-name="ListLabel_20_239"><text:span text:style-name="T8">Freepsireco ecosystem</text:span></text:a><text:span text:style-name="T2">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3823502632" text:style-name="WWNum24">
        <text:list-item>
          <text:p text:style-name="P99">A hose disconnect to the patient</text:p>
        </text:list-item>
        <text:list-item>
          <text:p text:style-name="P99">A loss of pressure</text:p>
        </text:list-item>
        <text:list-item>
          <text:p text:style-name="P99">Patient-ventilator asynchrony</text:p>
        </text:list-item>
        <text:list-item>
          <text:p text:style-name="P99">In ability to achieve programmed Peak Inspiratory Pressure, etc.</text:p>
        </text:list-item>
      </text:list>
      <text:p text:style-name="P52">The GPAD has been demoed in public quite a bit. <text:s/></text:p>
      <text:p text:style-name="P55"/>
      <text:p text:style-name="P38"><text:span text:style-name="T6">After some experimentation to obtain loudness, we built Revision 2 with two different buzzers (Digi-key part numbers 433-WST-1210T-ND and 102-CMI-1295-0585T-ND) which are both rated at 85 dB at 10cm. </text:span><text:span text:style-name="T2">The LEDs are fairly bright. The basic electrical performance of this simple device seems clear.</text:span></text:p>
      <text:p text:style-name="P52"/>
      <text:p text:style-name="P37"><text:span text:style-name="T2">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5">Konkani, Oakley and Bauld (2012)</text:span><text:span text:style-name="T2">.[1]</text:span></text:p>
      <text:p text:style-name="P52"/>
      <text:p text:style-name="P52">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53"/>
      <text:p text:style-name="P54"/>
      <text:p text:style-name="P47"/>
      <text:p text:style-name="P18"/>
      <text:p text:style-name="P60">CRediT author statement</text:p>
      <text:p text:style-name="P44"/>
      <text:p text:style-name="P35"><text:span text:style-name="T4">Robert L. Read:</text:span><text:span text:style-name="T2"> Conceptualization, Software, Funding Acquisition, Writing – Original Draft. </text:span></text:p>
      <text:p text:style-name="P35"><text:span text:style-name="T4">Lawrence Kincheloe: </text:span><text:span text:style-name="T2">Supervision, Methodology, Ha</text:span><text:span text:style-name="T15">rdware</text:span><text:span text:style-name="T2">. </text:span></text:p>
      <text:p text:style-name="P35"><text:span text:style-name="T2">(</text:span><text:span text:style-name="T4">Forrest) Lee Erickson:</text:span><text:span text:style-name="T2"> Software, Validation, Hardware.</text:span></text:p>
      <text:p text:style-name="P35"><text:span text:style-name="T4">Oluseyi 'Seyi' Adeniyi:</text:span><text:span text:style-name="T2"> Software</text:span></text:p>
      <text:p text:style-name="P49"/>
      <text:p text:style-name="P49">Lawrence Kincheloe designed the enclosure and mentored the OU capstone projects. </text:p>
      <text:p text:style-name="P35"><text:span text:style-name="T2">Lee Erickson performed schematic </text:span><text:span text:style-name="T15">capture, designed</text:span><text:span text:style-name="T2"> the PCBs, wrote the assembly instructions and captured measurements on units during assembly and during some troubleshooting. Lee wrote initial factory test firmware and the factory test procedure which applies the firmware. <text:s/></text:span></text:p>
      <text:p text:style-name="P35"><text:span text:style-name="T2">Oluseyi 'Seyi' Adeniyi <text:s/>expanded the factory test firmware to include “walking one” like tests for more </text:span><text:span text:style-name="T15">thorough</text:span><text:span text:style-name="T2"> tests against shorts and bad LCD displays. Seyi also designed the alarm sounds.</text:span></text:p>
      <text:p text:style-name="P75"/>
      <text:p text:style-name="P60">Acknowledgments</text:p>
      <text:p text:style-name="P49"/>
      <text:p text:style-name="P49"><text:soft-page-break/>We would like to thank two senior capstone engineering classes at the University of Oklahoma who made potential extensions to the GPAD. Although they have not yet been used in this project, they have clarified our thinking for future enhancements.</text:p>
      <text:p text:style-name="P44"/>
      <text:p text:style-name="P49">Funding: This work was supported by Public Invention, Austin, TX, a US 501c3 public charity.</text:p>
      <text:p text:style-name="P9"/>
      <text:p text:style-name="P16">References</text:p>
      <text:p text:style-name="P32"><text:span text:style-name="T13">If relevant, you should</text:span><text:span text:style-name="T16"> </text:span><text:span text:style-name="T13">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6">Guide for Authors</text:span></text:a><text:span text:style-name="T13">.</text:span></text:p>
      <text:p text:style-name="P9"/>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Standard">[8] The Ultimate box maker. <text:a xlink:type="simple" xlink:href="https://www.thingiverse.com/thing:1264391" text:style-name="Internet_20_link" text:visited-style-name="Visited_20_Internet_20_Link">https://www.thingiverse.com/thing:1264391</text:a>. (accessed 24.10.2023).</text:p>
      <text:p text:style-name="P19">______________________________________________________________________</text:p>
      <text:p text:style-name="Standard"><text:span text:style-name="T22">Additional Information for authors.</text:span><text:span text:style-name="T21"> </text:span><text:span text:style-name="T20">(do not include these lines in your submission)</text:span></text:p>
      <text:p text:style-name="P24">Author manuscript checklist</text:p>
      <text:list xml:id="list3377986769" text:style-name="WWNum1">
        <text:list-item>
          <text:p text:style-name="P149"><text:span text:style-name="T33">Is the subject of the submission under an open source license? Are </text:span><text:span text:style-name="T20">design files in the preferred format for making modifications </text:span><text:span text:style-name="T33">as defined by the </text:span><text:a xlink:type="simple" xlink:href="http://www.oshwa.org/definition/" text:style-name="ListLabel_20_247" text:visited-style-name="ListLabel_20_247"><text:span text:style-name="T30">Open Source Hardware definition</text:span></text:a><text:span text:style-name="T33">?</text:span></text:p>
        </text:list-item>
      </text:list>
      <text:p text:style-name="P21"/>
      <text:list xml:id="list1861006640" text:style-name="WWNum3">
        <text:list-item>
          <text:p text:style-name="P153">Can the hardware be reproduced with the details provided in the submission?</text:p>
        </text:list-item>
      </text:list>
      <text:p text:style-name="P21"/>
      <text:list xml:id="list868682394" text:style-name="WWNum4">
        <text:list-item>
          <text:p text:style-name="P154">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50"><text:span text:style-name="T33">If in the Open Science Framework, has the repository been registered? </text:span><text:a xlink:type="simple" xlink:href="https://osf.io/wgk7q/wiki/home/" text:style-name="ListLabel_20_248" text:visited-style-name="ListLabel_20_248"><text:span text:style-name="T29">Instructions</text:span></text:a></text:p>
            </text:list-item>
            <text:list-item>
              <text:p text:style-name="P150"><text:span text:style-name="T33">If in Zenodo, is the repository open access and published? </text:span><text:a xlink:type="simple" xlink:href="https://doi.org/10.5281/zenodo.3346799" text:style-name="ListLabel_20_248" text:visited-style-name="ListLabel_20_248"><text:span text:style-name="T29">Instructions</text:span></text:a></text:p>
            </text:list-item>
            <text:list-item>
              <text:p text:style-name="P150"><text:span text:style-name="T33">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29">Instructions</text:span></text:a></text:p>
            </text:list-item>
          </text:list>
        </text:list-item>
      </text:list>
      <text:p text:style-name="P21"/>
      <text:list xml:id="list3917495220" text:style-name="WWNum5">
        <text:list-item>
          <text:p text:style-name="P155">Are visual instructions used when necessary?</text:p>
        </text:list-item>
      </text:list>
      <text:p text:style-name="P21"/>
      <text:list xml:id="list185755858" text:style-name="WWNum7">
        <text:list-item>
          <text:p text:style-name="P156">Is the utility of the hardware to the scientific community explained clearly? Has a specific scientific application been demonstrated using the hardware?</text:p>
        </text:list-item>
      </text:list>
      <text:p text:style-name="P21"/>
      <text:list xml:id="list4163368151" text:style-name="WWNum9">
        <text:list-item>
          <text:p text:style-name="P157">Is the performance of the hardware adequately demonstrated and characterized?</text:p>
        </text:list-item>
      </text:list>
      <text:p text:style-name="P21"/>
      <text:list xml:id="list612140199" text:style-name="WWNum6">
        <text:list-item>
          <text:p text:style-name="P158">Are all potential safety concerns addressed?</text:p>
        </text:list-item>
      </text:list>
      <text:p text:style-name="P21"/>
      <text:list xml:id="list133009014207239" text:continue-numbering="true" text:style-name="WWNum6">
        <text:list-item>
          <text:p text:style-name="P151"><text:span text:style-name="T20">For more information on the article template consult the </text:span><text:a xlink:type="simple" xlink:href="https://www.elsevier.com/journals/hardwarex/2468-0672/guide-for-authors" text:style-name="ListLabel_20_247" text:visited-style-name="ListLabel_20_247"><text:span text:style-name="T30">Guide to Authors</text:span></text:a><text:span text:style-name="T20">.</text:span></text:p>
        </text:list-item>
      </text:list>
      <text:p text:style-name="P63"/>
      <text:p text:style-name="P33"><text:bookmark text:name="_1fob9te"/></text:p>
      <text:p text:style-name="P27">Reminder: Before you submit, please delete all </text:p>
      <text:p text:style-name="P27">the instructions in this document (the text in italics), including this paragraph. </text:p>
      <text:p text:style-name="P27">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svg:font-family="'Noto Sans Mono', Arial, Helvetica"/>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in" fo:margin-right="0in" fo:margin-top="0.1665in" fo:margin-bottom="0.0835in" style: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1in" fo:margin-right="0in" fo:margin-top="0.1665in" fo:margin-bottom="0.0835in" style: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22222" loext:opacity="100%" fo:font-size="9pt" style:text-underline-style="none" style:font-size-asian="9pt" style:font-size-complex="9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rial" fo:font-family="Arial"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loext:opacity="100%" style:font-name="Arial" fo:font-family="Arial" style:font-family-generic="roman" style:font-pitch="variable" fo:font-size="9pt" style:text-underline-style="none" style:font-size-asian="9pt" style:font-size-complex="9pt"/>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rial" fo:font-family="Arial"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family="Arial" style:font-family-generic="roman" style:font-pitch="variable"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family="Arial" style:font-family-generic="roman" style:font-pitch="variable" fo:font-size="10pt" style:text-underline-style="none"/>
    </style:style>
    <style:style style:name="ListLabel_20_120" style:display-name="ListLabel 120" style:family="text">
      <style:text-properties style:font-name="Arial" fo:font-family="Arial" style:font-family-generic="roman" style:font-pitch="variable"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family="Arial" style:font-family-generic="roman" style:font-pitch="variable"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family="Arial" style:font-family-generic="roman" style:font-pitch="variable"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family="Arial" style:font-family-generic="roman" style:font-pitch="variable"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family="Arial" style:font-family-generic="roman" style:font-pitch="variable"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family="Arial" style:font-family-generic="roman" style:font-pitch="variable"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family="Arial" style:font-family-generic="roman" style:font-pitch="variable"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family="Arial" style:font-family-generic="roman" style:font-pitch="variable"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family="Arial" style:font-family-generic="roman" style:font-pitch="variable"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family="Arial" style:font-family-generic="roman" style:font-pitch="variable"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family="Arial" style:font-family-generic="roman" style:font-pitch="variable"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family="Arial" style:font-family-generic="roman" style:font-pitch="variable"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family="Arial" style:font-family-generic="roman" style:font-pitch="variable"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loext:opacity="1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loext:opacity="100%" style:font-name="Arial" fo:font-family="Arial" style:font-family-generic="roman" style:font-pitch="variable" fo:font-size="10pt" fo:font-style="italic" style:text-underline-style="solid" style:text-underline-width="auto" style:text-underline-color="font-color"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style>
    <style:style style:name="ListLabel_20_238" style:display-name="ListLabel 238" style:family="text">
      <style:text-properties fo:color="#0000ff" loext:opacity="1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9" style:display-name="ListLabel 239"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241" style:display-name="ListLabel 241" style:family="text">
      <style:text-properties fo:color="#1155cc" loext:opacity="1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2" style:display-name="ListLabel 242" style:family="text">
      <style:text-properties fo:color="#0000ff" loext:opacity="100%"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3" style:display-name="ListLabel 243" style:family="text">
      <style:text-properties fo:color="#1155cc" loext:opacity="100%"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4" style:display-name="ListLabel 24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245" style:display-name="ListLabel 245" style:family="text">
      <style:text-properties fo:font-variant="normal" fo:text-transform="none" fo:color="#0070c0" loext:opacity="100%" style:text-line-through-style="none" style:text-line-through-type="none" style:text-position="0% 100%" style:font-name="Arial" fo:font-family="Arial" style:font-family-generic="roman" style:font-pitch="variable" fo:font-size="10pt" fo:font-style="italic" style:text-underline-style="solid" style:text-underline-width="auto" style:text-underline-color="font-color" fo:font-weight="normal" style:font-name-asian="Arial1" style:font-family-asian="Arial" style:font-family-generic-asian="system" style:font-pitch-asian="variable" style:font-size-asian="10pt" style:font-style-asian="italic" style:font-weight-asian="normal" style:font-name-complex="Arial1" style:font-family-complex="Arial" style:font-family-generic-complex="system" style:font-pitch-complex="variable" style:font-size-complex="10pt"/>
    </style:style>
    <style:style style:name="ListLabel_20_246" style:display-name="ListLabel 246" style:family="text">
      <style:text-properties fo:color="#000000" loext:opacity="100%"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7" style:display-name="ListLabel 247" style:family="text">
      <style:text-properties fo:color="#0000ff" loext:opacity="100%" style:text-underline-style="solid" style:text-underline-width="auto" style:text-underline-color="font-color"/>
    </style:style>
    <style:style style:name="ListLabel_20_248" style:display-name="ListLabel 248" style:family="text">
      <style:text-properties fo:color="#0000ff" loext:opacity="100%" style:font-name="Arial" fo:font-family="Arial" style:font-family-generic="roman" style:font-pitch="variable" fo:font-style="italic" style:text-underline-style="solid" style:text-underline-width="auto" style:text-underline-color="font-color"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loext:num-list-format="%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loext:num-list-format="%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printed-by>Robert Read</meta:printed-by>
    <meta:print-date>2023-08-12T18:33:59</meta:print-date>
    <dc:date>2023-10-24T13:30:07.644650765</dc:date>
    <meta:editing-duration>P4DT3H28M16S</meta:editing-duration>
    <meta:editing-cycles>6</meta:editing-cycles>
    <meta:document-statistic meta:table-count="5" meta:image-count="0" meta:object-count="0" meta:page-count="19" meta:paragraph-count="535" meta:word-count="5230" meta:character-count="34196" meta:non-whitespace-character-count="29416"/>
  </office:meta>
</office:document-meta>
</file>